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none"/>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none"/>
    </style:style>
    <style:style style:name="Cena-Sequencia.B1" style:family="table-cell">
      <style:table-cell-properties fo:padding="0.097cm" fo:border-left="none" fo:border-right="none" fo:border-top="none" fo:border-bottom="0.5pt solid #000000"/>
    </style:style>
    <style:style style:name="Cena-Sequencia.K1" style:family="table-cell">
      <style:table-cell-properties style:vertical-align="middle" fo:padding="0.097cm" fo:border="none"/>
    </style:style>
    <style:style style:name="Cena-Sequencia.A2" style:family="table-cell">
      <style:table-cell-properties fo:padding="0.097cm" fo:border-left="none" fo:border-right="none" fo:border-top="0.5pt solid #000000" fo:border-bottom="none"/>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K2" style:family="table-cell">
      <style:table-cell-properties style:vertical-align="middle" fo:padding="0.097cm" fo:border-left="none" fo:border-right="none" fo:border-top="0.5pt solid #000000" fo:border-bottom="0.5pt solid #000000"/>
    </style:style>
    <style:style style:name="Cena-Sequencia.A3" style:family="table-cell">
      <style:table-cell-properties fo:padding="0.097cm" fo:border-left="none" fo:border-right="none" fo:border-top="0.5pt solid #000000" fo:border-bottom="none"/>
    </style:style>
    <style:style style:name="Cena-Sequencia.E3" style:family="table-cell">
      <style:table-cell-properties fo:padding="0.097cm" fo:border-left="0.5pt solid #000000"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E4" style:family="table-cell">
      <style:table-cell-properties fo:padding="0.097cm" fo:border-left="0.5pt solid #000000" fo:border-right="none"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H4" style:family="table-cell">
      <style:table-cell-properties fo:padding="0.097cm" fo:border-left="0.5pt solid #000000" fo:border-right="none"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D6" style:family="table-cell">
      <style:table-cell-properties fo:padding="0.097cm" fo:border-left="none" fo:border-right="0.5pt solid #000000" fo:border-top="none" fo:border-bottom="none"/>
    </style:style>
    <style:style style:name="Cena-Sequencia.E6" style:family="table-cell">
      <style:table-cell-properties fo:padding="0.097cm" fo:border-left="0.5pt solid #000000" fo:border-right="none" fo:border-top="none" fo:border-bottom="none"/>
    </style:style>
    <style:style style:name="Cena-Sequencia.G6" style:family="table-cell">
      <style:table-cell-properties fo:padding="0.097cm" fo:border-left="none" fo:border-right="0.5pt solid #000000" fo:border-top="none" fo:border-bottom="none"/>
    </style:style>
    <style:style style:name="Cena-Sequencia.H6" style:family="table-cell">
      <style:table-cell-properties fo:padding="0.097cm" fo:border-left="0.5pt solid #000000" fo:border-right="none" fo:border-top="none" fo:border-bottom="none"/>
    </style:style>
    <style:style style:name="Cena-Sequencia.K6" style:family="table-cell">
      <style:table-cell-properties style:vertical-align="middle" fo:padding="0.097cm" fo:border-left="none" fo:border-right="none" fo:border-top="0.5pt solid #000000" fo:border-bottom="none"/>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none"/>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none"/>
    </style:style>
    <style:style style:name="Traços-Exemplo.A2" style:family="table-cell">
      <style:table-cell-properties style:vertical-align="middle" fo:padding="0.097cm" fo:border="none"/>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none"/>
    </style:style>
    <style:style style:name="Equipamentos-Exemplo.A2" style:family="table-cell">
      <style:table-cell-properties style:vertical-align="middle" fo:padding="0.097cm" fo:border="none"/>
    </style:style>
    <style:style style:name="Efeitos-Exemplo" style:family="table">
      <style:table-properties style:width="12.201cm" table:align="margins" fo:keep-with-next="alway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none"/>
    </style:style>
    <style:style style:name="Efeitos-Exemplo.A2" style:family="table-cell">
      <style:table-cell-properties style:vertical-align="middle" fo:padding="0.097cm" fo:border="none"/>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none"/>
    </style:style>
    <style:style style:name="Impactos-Causados" style:family="table">
      <style:table-properties style:width="12.201cm" table:align="margins" style:may-break-between-rows="false"/>
    </style:style>
    <style:style style:name="Impactos-Causados.A" style:family="table-column">
      <style:table-column-properties style:column-width="2.048cm" style:rel-column-width="1161*"/>
    </style:style>
    <style:style style:name="Impactos-Causados.B" style:family="table-column">
      <style:table-column-properties style:column-width="2.409cm" style:rel-column-width="1366*"/>
    </style:style>
    <style:style style:name="Impactos-Causados.C" style:family="table-column">
      <style:table-column-properties style:column-width="3.971cm" style:rel-column-width="2251*"/>
    </style:style>
    <style:style style:name="Impactos-Causados.D" style:family="table-column">
      <style:table-column-properties style:column-width="3.773cm" style:rel-column-width="2139*"/>
    </style:style>
    <style:style style:name="Impactos-Causados.1" style:family="table-row">
      <style:table-row-properties fo:keep-together="always"/>
    </style:style>
    <style:style style:name="Impactos-Causados.A1" style:family="table-cell">
      <style:table-cell-properties fo:padding="0.097cm" fo:border="none"/>
    </style:style>
    <style:style style:name="Impactos-Causados.C1" style:family="table-cell">
      <style:table-cell-properties style:vertical-align="middle" fo:padding="0.097cm" fo:border-left="0.5pt solid #000000" fo:border-right="none" fo:border-top="none" fo:border-bottom="none"/>
    </style:style>
    <style:style style:name="Impactos-Causados.A2" style:family="table-cell">
      <style:table-cell-properties fo:padding="0.097cm" fo:border-left="none" fo:border-right="none"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A3" style:family="table-cell">
      <style:table-cell-properties fo:padding="0.097cm" fo:border-left="none" fo:border-right="none" fo:border-top="0.5pt solid #000000" fo:border-bottom="none"/>
    </style:style>
    <style:style style:name="Impactos-Causados.A4" style:family="table-cell">
      <style:table-cell-properties style:vertical-align="middle" fo:padding="0.097cm" fo:border-left="none" fo:border-right="none" fo:border-top="0.5pt solid #000000" fo:border-bottom="none"/>
    </style:style>
    <style:style style:name="Impactos-Causados.C4" style:family="table-cell">
      <style:table-cell-properties style:vertical-align="middle" fo:padding="0.097cm" fo:border-left="0.5pt solid #000000" fo:border-right="0.5pt solid #000000" fo:border-top="none" fo:border-bottom="none"/>
    </style:style>
    <style:style style:name="Impactos-Causados.D4" style:family="table-cell">
      <style:table-cell-properties style:vertical-align="middle" fo:padding="0.097cm" fo:border="none"/>
    </style:style>
    <style:style style:name="Impactos-Causados.A5" style:family="table-cell">
      <style:table-cell-properties style:vertical-align="middle" fo:padding="0.097cm" fo:border-left="none" fo:border-right="none" fo:border-top="0.5pt solid #000000"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2.605cm" style:rel-column-width="13993*"/>
    </style:style>
    <style:style style:name="Atencao-e-Reflexo.B" style:family="table-column">
      <style:table-column-properties style:column-width="3.256cm" style:rel-column-width="17489*"/>
    </style:style>
    <style:style style:name="Atencao-e-Reflexo.C" style:family="table-column">
      <style:table-column-properties style:column-width="3.013cm" style:rel-column-width="16182*"/>
    </style:style>
    <style:style style:name="Atencao-e-Reflexo.D" style:family="table-column">
      <style:table-column-properties style:column-width="3.327cm" style:rel-column-width="17871*"/>
    </style:style>
    <style:style style:name="Atencao-e-Reflexo.1" style:family="table-row">
      <style:table-row-properties fo:keep-together="always"/>
    </style:style>
    <style:style style:name="Atencao-e-Reflexo.A1" style:family="table-cell">
      <style:table-cell-properties style:vertical-align="middle" fo:padding="0.097cm" fo:border="none"/>
    </style:style>
    <style:style style:name="Atencao-e-Reflexo.2" style:family="table-row">
      <style:table-row-properties style:min-row-height="2.455cm" fo:keep-together="always"/>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none"/>
    </style:style>
    <style:style style:name="Temas.A2" style:family="table-cell">
      <style:table-cell-properties style:vertical-align="middle" fo:padding="0.097cm" fo:border="none"/>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none"/>
    </style:style>
    <style:style style:name="Personagens-Exemplo.2" style:family="table-row">
      <style:table-row-properties style:min-row-height="0.868cm"/>
    </style:style>
    <style:style style:name="Personagens-Exemplo.A2" style:family="table-cell">
      <style:table-cell-properties style:vertical-align="middle" fo:padding="0.097cm" fo:border="none"/>
    </style:style>
    <style:style style:name="Personagens-Exemplo.3" style:family="table-row">
      <style:table-row-properties style:min-row-height="1.145cm"/>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text-properties fo:font-size="11pt" officeooo:rsid="024d78c7" officeooo:paragraph-rsid="024d78c7" style:font-size-asian="11pt" style:font-size-complex="11pt"/>
    </style:style>
    <style:style style:name="P3" style:family="paragraph" style:parent-style-name="Table_20_Contents">
      <style:text-properties fo:font-size="11pt" officeooo:rsid="02502fa6" officeooo:paragraph-rsid="02502fa6" style:font-size-asian="11pt" style:font-size-complex="11pt"/>
    </style:style>
    <style:style style:name="P4"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5"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6"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7"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8"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9" style:family="paragraph" style:parent-style-name="Table_20_Contents">
      <style:text-properties fo:font-size="11pt" officeooo:rsid="02eeef3e" officeooo:paragraph-rsid="02eeef3e" style:font-size-asian="11pt" style:font-size-complex="11pt"/>
    </style:style>
    <style:style style:name="P10" style:family="paragraph" style:parent-style-name="Table_20_Contents">
      <style:text-properties fo:font-size="11pt" officeooo:rsid="02476975" officeooo:paragraph-rsid="02476975" style:font-size-asian="11pt" style:font-size-complex="11pt"/>
    </style:style>
    <style:style style:name="P11" style:family="paragraph" style:parent-style-name="Standard">
      <style:text-properties fo:font-size="11pt" style:font-size-asian="11pt" style:font-size-complex="11pt"/>
    </style:style>
    <style:style style:name="P12" style:family="paragraph" style:parent-style-name="Table_20_Contents">
      <style:paragraph-properties fo:text-align="center" style:justify-single-word="false"/>
      <style:text-properties fo:font-size="11pt" officeooo:rsid="017c7ba8" officeooo:paragraph-rsid="017c7ba8" style:font-size-asian="11pt" style:font-size-complex="11pt"/>
    </style:style>
    <style:style style:name="P13" style:family="paragraph" style:parent-style-name="Table_20_Contents">
      <style:paragraph-properties fo:text-align="center" style:justify-single-word="false"/>
      <style:text-properties fo:font-size="11pt" officeooo:rsid="017c7ba8" officeooo:paragraph-rsid="0295c517" style:font-size-asian="11pt" style:font-size-complex="11pt"/>
    </style:style>
    <style:style style:name="P14" style:family="paragraph" style:parent-style-name="Table_20_Contents">
      <style:paragraph-properties fo:text-align="center" style:justify-single-word="false"/>
      <style:text-properties fo:font-size="11pt" officeooo:rsid="0295c517" officeooo:paragraph-rsid="0295c517" style:font-size-asian="11pt" style:font-size-complex="11pt"/>
    </style:style>
    <style:style style:name="P15" style:family="paragraph" style:parent-style-name="Standard">
      <style:paragraph-properties fo:text-align="start" style:justify-single-word="false"/>
      <style:text-properties fo:font-size="11pt" officeooo:paragraph-rsid="034be335" style:font-size-asian="11pt" style:font-size-complex="11pt"/>
    </style:style>
    <style:style style:name="P16" style:family="paragraph" style:parent-style-name="Table_20_Contents">
      <style:paragraph-properties fo:text-align="start" style:justify-single-word="false"/>
      <style:text-properties fo:font-size="11pt" officeooo:rsid="02445b9d" officeooo:paragraph-rsid="02445b9d" style:font-size-asian="11pt" style:font-size-complex="11pt"/>
    </style:style>
    <style:style style:name="P17" style:family="paragraph" style:parent-style-name="Table_20_Contents">
      <style:paragraph-properties fo:text-align="start" style:justify-single-word="false"/>
      <style:text-properties fo:font-size="11pt" officeooo:rsid="02443802" officeooo:paragraph-rsid="02443802" style:font-size-asian="11pt" style:font-size-complex="11pt"/>
    </style:style>
    <style:style style:name="P18"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19"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0" style:family="paragraph" style:parent-style-name="Table_20_Contents">
      <style:paragraph-properties fo:text-align="start" style:justify-single-word="false"/>
      <style:text-properties fo:font-size="11pt" fo:font-weight="bold" officeooo:rsid="02443802" officeooo:paragraph-rsid="02443802" style:font-size-asian="11pt" style:font-weight-asian="bold" style:font-size-complex="11pt" style:font-weight-complex="bold"/>
    </style:style>
    <style:style style:name="P21"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3"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24"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25" style:family="paragraph" style:parent-style-name="Standard">
      <style:paragraph-properties fo:text-align="center" style:justify-single-word="false"/>
      <style:text-properties fo:font-size="11pt" officeooo:rsid="00ef6690" officeooo:paragraph-rsid="03c53812" style:font-size-asian="9.60000038146973pt" style:font-size-complex="11pt"/>
    </style:style>
    <style:style style:name="P26" style:family="paragraph" style:parent-style-name="Table_20_Contents">
      <style:paragraph-properties fo:margin-top="0.101cm" fo:margin-bottom="0.101cm" style:contextual-spacing="false" fo:text-align="start" style:justify-single-word="false"/>
      <style:text-properties fo:font-size="11pt" officeooo:rsid="025fd303" officeooo:paragraph-rsid="025fd303" style:font-size-asian="9.60000038146973pt" style:font-size-complex="11pt"/>
    </style:style>
    <style:style style:name="P27" style:family="paragraph" style:parent-style-name="Table_20_Contents">
      <style:paragraph-properties fo:margin-top="0.101cm" fo:margin-bottom="0.101cm" style:contextual-spacing="false" fo:text-align="start" style:justify-single-word="false"/>
      <style:text-properties fo:font-size="11pt" officeooo:rsid="026b165c" officeooo:paragraph-rsid="026b165c" style:font-size-asian="9.60000038146973pt" style:font-size-complex="11pt"/>
    </style:style>
    <style:style style:name="P28" style:family="paragraph" style:parent-style-name="Standard">
      <style:text-properties fo:font-size="11pt" fo:language="pt" fo:country="BR" officeooo:rsid="00347cd8" officeooo:paragraph-rsid="00347cd8" style:font-size-asian="9.60000038146973pt" style:font-size-complex="11pt"/>
    </style:style>
    <style:style style:name="P29" style:family="paragraph" style:parent-style-name="Table_20_Contents">
      <style:paragraph-properties fo:text-align="center" style:justify-single-word="false"/>
      <style:text-properties fo:font-size="10pt" style:font-size-asian="10pt" style:font-size-complex="10pt"/>
    </style:style>
    <style:style style:name="P30"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1"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2"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3"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4"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35"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36" style:family="paragraph" style:parent-style-name="Standard">
      <style:text-properties fo:font-size="10pt" officeooo:rsid="02ee5b95" officeooo:paragraph-rsid="02ee5b95" style:font-size-asian="8.75pt" style:font-size-complex="10pt"/>
    </style:style>
    <style:style style:name="P37" style:family="paragraph" style:parent-style-name="Standard">
      <style:text-properties fo:font-size="10pt" style:font-size-asian="8.75pt" style:font-size-complex="10pt"/>
    </style:style>
    <style:style style:name="P38"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39" style:family="paragraph" style:parent-style-name="Standard">
      <style:paragraph-properties fo:text-align="start" style:justify-single-word="false"/>
      <style:text-properties style:font-name="Garamond-Math" fo:font-size="14pt" fo:font-weight="bold" officeooo:rsid="02fd2d90" officeooo:paragraph-rsid="032695fb" style:font-size-asian="14pt" style:font-weight-asian="bold" style:font-size-complex="14pt" style:font-weight-complex="bold"/>
    </style:style>
    <style:style style:name="P40" style:family="paragraph" style:parent-style-name="Table_20_Contents">
      <style:paragraph-properties fo:margin-top="0.101cm" fo:margin-bottom="0.101cm" style:contextual-spacing="false" fo:text-align="start" style:justify-single-word="false"/>
      <style:text-properties style:font-name="Garamond-Math" fo:font-size="11pt" officeooo:rsid="02f3fdbf" officeooo:paragraph-rsid="032695fb" style:font-size-asian="11pt" style:font-size-complex="11pt"/>
    </style:style>
    <style:style style:name="P41" style:family="paragraph" style:parent-style-name="Table_20_Contents">
      <style:paragraph-properties fo:margin-top="0.101cm" fo:margin-bottom="0.101cm" style:contextual-spacing="false" fo:text-align="start" style:justify-single-word="false"/>
      <style:text-properties style:font-name="Garamond-Math" fo:font-size="11pt" officeooo:rsid="02f586d2" officeooo:paragraph-rsid="032695fb" style:font-size-asian="11pt" style:font-size-complex="11pt"/>
    </style:style>
    <style:style style:name="P42" style:family="paragraph" style:parent-style-name="Table_20_Contents">
      <style:paragraph-properties fo:margin-top="0.101cm" fo:margin-bottom="0.101cm" style:contextual-spacing="false" fo:text-align="start" style:justify-single-word="false"/>
      <style:text-properties style:font-name="Garamond-Math" fo:font-size="11pt" officeooo:rsid="02f7f856" officeooo:paragraph-rsid="032695fb" style:font-size-asian="11pt" style:font-size-complex="11pt"/>
    </style:style>
    <style:style style:name="P43" style:family="paragraph" style:parent-style-name="Table_20_Contents">
      <style:paragraph-properties fo:margin-top="0.101cm" fo:margin-bottom="0.101cm" style:contextual-spacing="false" fo:text-align="start" style:justify-single-word="false"/>
      <style:text-properties style:font-name="Garamond-Math" fo:font-size="11pt" officeooo:rsid="02f83353" officeooo:paragraph-rsid="032695fb" style:font-size-asian="11pt" style:font-size-complex="11pt"/>
    </style:style>
    <style:style style:name="P44"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695fb" style:font-size-asian="11pt" style:font-size-complex="11pt"/>
    </style:style>
    <style:style style:name="P45" style:family="paragraph" style:parent-style-name="Table_20_Contents">
      <style:paragraph-properties fo:margin-top="0.101cm" fo:margin-bottom="0.101cm" style:contextual-spacing="false" fo:text-align="start" style:justify-single-word="false"/>
      <style:text-properties style:font-name="Garamond-Math" fo:font-size="11pt" officeooo:rsid="02ff32be" officeooo:paragraph-rsid="032c97fc" style:font-size-asian="11pt" style:font-size-complex="11pt"/>
    </style:style>
    <style:style style:name="P46" style:family="paragraph" style:parent-style-name="Table_20_Contents">
      <style:paragraph-properties fo:margin-top="0.101cm" fo:margin-bottom="0.101cm" style:contextual-spacing="false" fo:text-align="start" style:justify-single-word="false"/>
      <style:text-properties style:font-name="Garamond-Math" fo:font-size="11pt" officeooo:rsid="0302984a" officeooo:paragraph-rsid="032695fb" style:font-size-asian="11pt" style:font-size-complex="11pt"/>
    </style:style>
    <style:style style:name="P47" style:family="paragraph" style:parent-style-name="Standard">
      <style:text-properties fo:language="pt" fo:country="BR"/>
    </style:style>
    <style:style style:name="P48" style:family="paragraph" style:parent-style-name="Standard">
      <style:text-properties fo:language="pt" fo:country="BR" officeooo:rsid="0015eb52" officeooo:paragraph-rsid="0015eb52"/>
    </style:style>
    <style:style style:name="P49" style:family="paragraph" style:parent-style-name="Standard">
      <style:text-properties fo:language="pt" fo:country="BR" officeooo:rsid="0015eb52"/>
    </style:style>
    <style:style style:name="P50" style:family="paragraph" style:parent-style-name="Standard">
      <style:text-properties fo:language="pt" fo:country="BR" officeooo:rsid="0042cfd9" officeooo:paragraph-rsid="0015eb52"/>
    </style:style>
    <style:style style:name="P51" style:family="paragraph" style:parent-style-name="Standard">
      <style:text-properties fo:language="pt" fo:country="BR" officeooo:rsid="0042cfd9" officeooo:paragraph-rsid="0042cfd9"/>
    </style:style>
    <style:style style:name="P52" style:family="paragraph" style:parent-style-name="Standard">
      <style:text-properties fo:language="pt" fo:country="BR" officeooo:rsid="0042cfd9" officeooo:paragraph-rsid="0089f721"/>
    </style:style>
    <style:style style:name="P53" style:family="paragraph" style:parent-style-name="Standard">
      <style:paragraph-properties fo:text-align="start" style:justify-single-word="false"/>
      <style:text-properties fo:language="pt" fo:country="BR" officeooo:rsid="0042cfd9" officeooo:paragraph-rsid="0042cfd9"/>
    </style:style>
    <style:style style:name="P54" style:family="paragraph" style:parent-style-name="Standard">
      <style:text-properties fo:language="pt" fo:country="BR" officeooo:rsid="00633b85" officeooo:paragraph-rsid="0136a1c2"/>
    </style:style>
    <style:style style:name="P55" style:family="paragraph" style:parent-style-name="Standard">
      <style:paragraph-properties fo:text-align="justify" style:justify-single-word="false"/>
      <style:text-properties fo:language="pt" fo:country="BR" officeooo:rsid="00633b85" officeooo:paragraph-rsid="00633b85"/>
    </style:style>
    <style:style style:name="P56" style:family="paragraph" style:parent-style-name="Standard">
      <style:paragraph-properties fo:text-align="start" style:justify-single-word="false"/>
      <style:text-properties fo:language="pt" fo:country="BR" officeooo:rsid="00633b85" officeooo:paragraph-rsid="00633b85"/>
    </style:style>
    <style:style style:name="P57" style:family="paragraph" style:parent-style-name="Standard">
      <style:paragraph-properties fo:text-align="justify" style:justify-single-word="false"/>
      <style:text-properties fo:language="pt" fo:country="BR"/>
    </style:style>
    <style:style style:name="P58" style:family="paragraph" style:parent-style-name="Standard">
      <style:paragraph-properties fo:text-align="justify" style:justify-single-word="false"/>
      <style:text-properties fo:language="pt" fo:country="BR" officeooo:paragraph-rsid="0019f563"/>
    </style:style>
    <style:style style:name="P59" style:family="paragraph" style:parent-style-name="Standard">
      <style:paragraph-properties fo:text-align="justify" style:justify-single-word="false"/>
      <style:text-properties fo:language="pt" fo:country="BR" officeooo:paragraph-rsid="036b3fdb"/>
    </style:style>
    <style:style style:name="P60" style:family="paragraph" style:parent-style-name="Standard">
      <style:text-properties fo:language="pt" fo:country="BR" officeooo:rsid="01505984" officeooo:paragraph-rsid="01505984"/>
    </style:style>
    <style:style style:name="P61" style:family="paragraph" style:parent-style-name="Standard">
      <style:paragraph-properties fo:text-align="justify" style:justify-single-word="false"/>
      <style:text-properties fo:language="pt" fo:country="BR" officeooo:rsid="01505984" officeooo:paragraph-rsid="0295c517"/>
    </style:style>
    <style:style style:name="P62" style:family="paragraph" style:parent-style-name="Standard">
      <style:paragraph-properties fo:text-align="start" style:justify-single-word="false"/>
      <style:text-properties fo:language="pt" fo:country="BR" officeooo:rsid="01505984" officeooo:paragraph-rsid="0295c517"/>
    </style:style>
    <style:style style:name="P63" style:family="paragraph" style:parent-style-name="Standard">
      <style:paragraph-properties fo:text-align="start" style:justify-single-word="false"/>
      <style:text-properties fo:language="pt" fo:country="BR" officeooo:rsid="01505984" officeooo:paragraph-rsid="0151778d"/>
    </style:style>
    <style:style style:name="P64" style:family="paragraph" style:parent-style-name="Standard">
      <style:paragraph-properties fo:text-align="justify" style:justify-single-word="false"/>
      <style:text-properties fo:language="pt" fo:country="BR" officeooo:rsid="015a074b" officeooo:paragraph-rsid="015a074b"/>
    </style:style>
    <style:style style:name="P65" style:family="paragraph" style:parent-style-name="Standard">
      <style:paragraph-properties fo:text-align="start" style:justify-single-word="false"/>
      <style:text-properties fo:language="pt" fo:country="BR" officeooo:rsid="015a074b" officeooo:paragraph-rsid="0287fddb"/>
    </style:style>
    <style:style style:name="P66" style:family="paragraph" style:parent-style-name="Standard">
      <style:text-properties fo:language="pt" fo:country="BR" officeooo:rsid="017e336b" officeooo:paragraph-rsid="017e336b"/>
    </style:style>
    <style:style style:name="P67" style:family="paragraph" style:parent-style-name="Standard">
      <style:paragraph-properties fo:text-align="justify" style:justify-single-word="false"/>
      <style:text-properties fo:language="pt" fo:country="BR" officeooo:rsid="0134816e" officeooo:paragraph-rsid="0134816e"/>
    </style:style>
    <style:style style:name="P68" style:family="paragraph" style:parent-style-name="Standard">
      <style:paragraph-properties fo:text-align="start" style:justify-single-word="false"/>
      <style:text-properties fo:language="pt" fo:country="BR" officeooo:rsid="0134816e" officeooo:paragraph-rsid="0134816e"/>
    </style:style>
    <style:style style:name="P69" style:family="paragraph" style:parent-style-name="Standard">
      <style:paragraph-properties fo:text-align="start" style:justify-single-word="false"/>
      <style:text-properties fo:language="pt" fo:country="BR"/>
    </style:style>
    <style:style style:name="P70" style:family="paragraph" style:parent-style-name="Standard">
      <style:paragraph-properties fo:text-align="start" style:justify-single-word="false"/>
      <style:text-properties fo:language="pt" fo:country="BR" officeooo:paragraph-rsid="036b3fdb"/>
    </style:style>
    <style:style style:name="P71" style:family="paragraph" style:parent-style-name="Standard">
      <style:paragraph-properties fo:text-align="start" style:justify-single-word="false"/>
      <style:text-properties fo:language="pt" fo:country="BR" officeooo:paragraph-rsid="001021ff"/>
    </style:style>
    <style:style style:name="P72" style:family="paragraph" style:parent-style-name="Standard">
      <style:paragraph-properties fo:text-align="start" style:justify-single-word="false"/>
      <style:text-properties fo:language="pt" fo:country="BR" officeooo:paragraph-rsid="02103f83"/>
    </style:style>
    <style:style style:name="P73" style:family="paragraph" style:parent-style-name="Standard">
      <style:paragraph-properties fo:text-align="start" style:justify-single-word="false"/>
      <style:text-properties fo:language="pt" fo:country="BR" officeooo:paragraph-rsid="0019f563"/>
    </style:style>
    <style:style style:name="P74" style:family="paragraph" style:parent-style-name="Standard">
      <style:paragraph-properties fo:text-align="start" style:justify-single-word="false"/>
      <style:text-properties fo:language="pt" fo:country="BR" officeooo:paragraph-rsid="00221051"/>
    </style:style>
    <style:style style:name="P75" style:family="paragraph" style:parent-style-name="Standard">
      <style:paragraph-properties fo:text-align="justify" style:justify-single-word="false"/>
      <style:text-properties fo:language="pt" fo:country="BR" officeooo:rsid="0089f721" officeooo:paragraph-rsid="0211b00b"/>
    </style:style>
    <style:style style:name="P76" style:family="paragraph" style:parent-style-name="Standard">
      <style:paragraph-properties fo:text-align="justify" style:justify-single-word="false"/>
      <style:text-properties fo:language="pt" fo:country="BR" officeooo:rsid="0089f721" officeooo:paragraph-rsid="02476975"/>
    </style:style>
    <style:style style:name="P77" style:family="paragraph" style:parent-style-name="Standard">
      <style:paragraph-properties fo:text-align="start" style:justify-single-word="false"/>
      <style:text-properties fo:language="pt" fo:country="BR" officeooo:rsid="0089f721" officeooo:paragraph-rsid="01fafb7a"/>
    </style:style>
    <style:style style:name="P78" style:family="paragraph" style:parent-style-name="Standard">
      <style:paragraph-properties fo:text-align="start" style:justify-single-word="false"/>
      <style:text-properties fo:language="pt" fo:country="BR" officeooo:rsid="0089f721" officeooo:paragraph-rsid="0211b00b"/>
    </style:style>
    <style:style style:name="P79" style:family="paragraph" style:parent-style-name="Standard">
      <style:paragraph-properties fo:text-align="start" style:justify-single-word="false"/>
      <style:text-properties fo:language="pt" fo:country="BR" officeooo:rsid="0089f721" officeooo:paragraph-rsid="0212f9fc"/>
    </style:style>
    <style:style style:name="P80" style:family="paragraph" style:parent-style-name="Standard">
      <style:text-properties fo:language="pt" fo:country="BR" officeooo:rsid="02082bb1" officeooo:paragraph-rsid="02082bb1"/>
    </style:style>
    <style:style style:name="P81" style:family="paragraph" style:parent-style-name="Standard">
      <style:paragraph-properties fo:text-align="start" style:justify-single-word="false"/>
      <style:text-properties fo:language="pt" fo:country="BR" officeooo:rsid="02082bb1" officeooo:paragraph-rsid="02082bb1"/>
    </style:style>
    <style:style style:name="P82" style:family="paragraph" style:parent-style-name="Standard">
      <style:text-properties fo:language="pt" fo:country="BR" officeooo:rsid="020e4669"/>
    </style:style>
    <style:style style:name="P83" style:family="paragraph" style:parent-style-name="Standard">
      <style:paragraph-properties fo:text-align="justify" style:justify-single-word="false"/>
      <style:text-properties fo:language="pt" fo:country="BR" officeooo:rsid="02171970" officeooo:paragraph-rsid="02171970"/>
    </style:style>
    <style:style style:name="P84" style:family="paragraph" style:parent-style-name="Standard">
      <style:paragraph-properties fo:text-align="start" style:justify-single-word="false"/>
      <style:text-properties fo:language="pt" fo:country="BR" officeooo:rsid="02171970" officeooo:paragraph-rsid="02171970"/>
    </style:style>
    <style:style style:name="P85" style:family="paragraph" style:parent-style-name="Standard">
      <style:paragraph-properties fo:text-align="justify" style:justify-single-word="false"/>
      <style:text-properties fo:language="pt" fo:country="BR" officeooo:rsid="0220804c" officeooo:paragraph-rsid="0220804c"/>
    </style:style>
    <style:style style:name="P86" style:family="paragraph" style:parent-style-name="Standard">
      <style:paragraph-properties fo:text-align="start" style:justify-single-word="false"/>
      <style:text-properties fo:language="pt" fo:country="BR" officeooo:rsid="0220804c" officeooo:paragraph-rsid="0220804c"/>
    </style:style>
    <style:style style:name="P87" style:family="paragraph" style:parent-style-name="Standard">
      <style:text-properties fo:language="pt" fo:country="BR" officeooo:paragraph-rsid="0015eb52"/>
    </style:style>
    <style:style style:name="P88" style:family="paragraph" style:parent-style-name="Standard">
      <style:paragraph-properties fo:text-align="start" style:justify-single-word="false"/>
      <style:text-properties fo:language="pt" fo:country="BR" officeooo:rsid="007479f3" officeooo:paragraph-rsid="007a3a8a"/>
    </style:style>
    <style:style style:name="P89" style:family="paragraph" style:parent-style-name="Standard">
      <style:paragraph-properties fo:text-align="start" style:justify-single-word="false"/>
      <style:text-properties fo:language="pt" fo:country="BR" officeooo:rsid="03533df5" officeooo:paragraph-rsid="03533df5"/>
    </style:style>
    <style:style style:name="P90" style:family="paragraph" style:parent-style-name="Standard">
      <style:paragraph-properties fo:text-align="start" style:justify-single-word="false"/>
      <style:text-properties fo:language="pt" fo:country="BR" officeooo:rsid="00347cd8" officeooo:paragraph-rsid="013adc10"/>
    </style:style>
    <style:style style:name="P91" style:family="paragraph" style:parent-style-name="Standard" style:master-page-name="">
      <style:paragraph-properties fo:text-align="start" style:justify-single-word="false" style:page-number="auto" fo:keep-with-next="always"/>
      <style:text-properties fo:language="pt" fo:country="BR" officeooo:rsid="013a7242" officeooo:paragraph-rsid="013a7242"/>
    </style:style>
    <style:style style:name="P92" style:family="paragraph" style:parent-style-name="Standard">
      <style:paragraph-properties fo:text-align="start" style:justify-single-word="false"/>
      <style:text-properties fo:language="pt" fo:country="BR" officeooo:rsid="018b9968" officeooo:paragraph-rsid="018b9968"/>
    </style:style>
    <style:style style:name="P93" style:family="paragraph" style:parent-style-name="Standard">
      <style:paragraph-properties fo:text-align="start" style:justify-single-word="false"/>
      <style:text-properties fo:language="pt" fo:country="BR" officeooo:rsid="018b9968" officeooo:paragraph-rsid="02986553"/>
    </style:style>
    <style:style style:name="P94" style:family="paragraph" style:parent-style-name="Standard">
      <style:paragraph-properties fo:text-align="start" style:justify-single-word="false"/>
      <style:text-properties fo:language="pt" fo:country="BR" officeooo:rsid="006f4d4c" officeooo:paragraph-rsid="01984c5c"/>
    </style:style>
    <style:style style:name="P95" style:family="paragraph" style:parent-style-name="Standard">
      <style:paragraph-properties fo:text-align="start" style:justify-single-word="false"/>
      <style:text-properties fo:language="pt" fo:country="BR" officeooo:rsid="005f8751" officeooo:paragraph-rsid="005f8751"/>
    </style:style>
    <style:style style:name="P96" style:family="paragraph" style:parent-style-name="Standard">
      <style:paragraph-properties fo:text-align="start" style:justify-single-word="false"/>
      <style:text-properties fo:language="pt" fo:country="BR" officeooo:rsid="00664f1b" officeooo:paragraph-rsid="00664f1b"/>
    </style:style>
    <style:style style:name="P97" style:family="paragraph" style:parent-style-name="Standard">
      <style:paragraph-properties fo:text-align="start" style:justify-single-word="false"/>
      <style:text-properties fo:language="pt" fo:country="BR" officeooo:rsid="0068b372" officeooo:paragraph-rsid="0068b372"/>
    </style:style>
    <style:style style:name="P98" style:family="paragraph" style:parent-style-name="Standard">
      <style:paragraph-properties fo:text-align="start" style:justify-single-word="false"/>
      <style:text-properties fo:language="pt" fo:country="BR" officeooo:rsid="004d4663" officeooo:paragraph-rsid="00671f2e"/>
    </style:style>
    <style:style style:name="P99" style:family="paragraph" style:parent-style-name="Standard">
      <style:paragraph-properties fo:text-align="start" style:justify-single-word="false"/>
      <style:text-properties fo:language="pt" fo:country="BR" officeooo:rsid="00870394" officeooo:paragraph-rsid="00870394"/>
    </style:style>
    <style:style style:name="P100" style:family="paragraph" style:parent-style-name="Standard">
      <style:paragraph-properties fo:text-align="start" style:justify-single-word="false"/>
      <style:text-properties fo:language="pt" fo:country="BR" officeooo:rsid="01328aec" officeooo:paragraph-rsid="01328aec"/>
    </style:style>
    <style:style style:name="P101" style:family="paragraph" style:parent-style-name="Standard">
      <style:paragraph-properties fo:text-align="start" style:justify-single-word="false"/>
      <style:text-properties fo:language="pt" fo:country="BR" officeooo:rsid="01583ac4" officeooo:paragraph-rsid="0287fddb"/>
    </style:style>
    <style:style style:name="P102" style:family="paragraph" style:parent-style-name="Standard">
      <style:paragraph-properties fo:text-align="start" style:justify-single-word="false"/>
      <style:text-properties fo:language="pt" fo:country="BR" officeooo:rsid="00b1267b" officeooo:paragraph-rsid="00b1267b"/>
    </style:style>
    <style:style style:name="P103" style:family="paragraph" style:parent-style-name="Standard">
      <style:paragraph-properties fo:text-align="start" style:justify-single-word="false"/>
      <style:text-properties fo:language="pt" fo:country="BR" officeooo:rsid="029466db" officeooo:paragraph-rsid="0299b467"/>
    </style:style>
    <style:style style:name="P104" style:family="paragraph" style:parent-style-name="Standard">
      <style:paragraph-properties fo:text-align="center" style:justify-single-word="false"/>
      <style:text-properties officeooo:rsid="00ef6690" officeooo:paragraph-rsid="027eed86"/>
    </style:style>
    <style:style style:name="P105" style:family="paragraph" style:parent-style-name="Standard">
      <style:paragraph-properties fo:text-align="center" style:justify-single-word="false"/>
      <style:text-properties officeooo:rsid="00ef6690" officeooo:paragraph-rsid="03c53812"/>
    </style:style>
    <style:style style:name="P106" style:family="paragraph" style:parent-style-name="Table_20_Contents">
      <style:text-properties officeooo:rsid="013c50ae" officeooo:paragraph-rsid="013c50ae"/>
    </style:style>
    <style:style style:name="P107" style:family="paragraph" style:parent-style-name="Table_20_Contents">
      <style:paragraph-properties fo:text-align="center" style:justify-single-word="false"/>
      <style:text-properties officeooo:rsid="013c50ae" officeooo:paragraph-rsid="013c50ae"/>
    </style:style>
    <style:style style:name="P108" style:family="paragraph" style:parent-style-name="Standard">
      <style:paragraph-properties fo:text-align="justify" style:justify-single-word="false"/>
      <style:text-properties officeooo:rsid="01a43673" officeooo:paragraph-rsid="01a43673"/>
    </style:style>
    <style:style style:name="P109" style:family="paragraph" style:parent-style-name="Standard">
      <style:paragraph-properties fo:text-align="start" style:justify-single-word="false"/>
      <style:text-properties officeooo:rsid="01a43673" officeooo:paragraph-rsid="01a43673"/>
    </style:style>
    <style:style style:name="P110"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1"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2" style:family="paragraph" style:parent-style-name="Standard">
      <style:paragraph-properties fo:text-align="start" style:justify-single-word="false"/>
      <style:text-properties officeooo:rsid="02a3797a" officeooo:paragraph-rsid="02a3797a"/>
    </style:style>
    <style:style style:name="P113" style:family="paragraph" style:parent-style-name="Standard">
      <style:paragraph-properties fo:text-align="justify" style:justify-single-word="false"/>
      <style:text-properties officeooo:rsid="02a3797a" officeooo:paragraph-rsid="02a3797a"/>
    </style:style>
    <style:style style:name="P114" style:family="paragraph" style:parent-style-name="Standard">
      <style:paragraph-properties fo:text-align="start" style:justify-single-word="false"/>
      <style:text-properties officeooo:rsid="02a3b1db" officeooo:paragraph-rsid="02a3b1db"/>
    </style:style>
    <style:style style:name="P115" style:family="paragraph" style:parent-style-name="Standard">
      <style:paragraph-properties fo:text-align="start" style:justify-single-word="false"/>
      <style:text-properties officeooo:rsid="02ec5854" officeooo:paragraph-rsid="02ec5854"/>
    </style:style>
    <style:style style:name="P116" style:family="paragraph" style:parent-style-name="Standard">
      <style:paragraph-properties fo:text-align="start" style:justify-single-word="false" fo:break-before="page"/>
      <style:text-properties officeooo:paragraph-rsid="02df2171"/>
    </style:style>
    <style:style style:name="P117" style:family="paragraph" style:parent-style-name="Standard">
      <style:paragraph-properties fo:text-align="start" style:justify-single-word="false"/>
      <style:text-properties officeooo:paragraph-rsid="01891d04"/>
    </style:style>
    <style:style style:name="P118" style:family="paragraph" style:parent-style-name="Standard">
      <style:paragraph-properties fo:text-align="start" style:justify-single-word="false"/>
      <style:text-properties officeooo:paragraph-rsid="02f3fdbf"/>
    </style:style>
    <style:style style:name="P119"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20" style:family="paragraph" style:parent-style-name="Standard">
      <style:paragraph-properties fo:text-align="justify" style:justify-single-word="false"/>
      <style:text-properties fo:font-size="13pt" fo:language="pt" fo:country="BR" officeooo:paragraph-rsid="01505984" style:font-size-asian="11.3500003814697pt" style:font-size-complex="13pt"/>
    </style:style>
    <style:style style:name="P121" style:family="paragraph" style:parent-style-name="Standard">
      <style:text-properties fo:font-size="13pt" fo:language="pt" fo:country="BR" officeooo:rsid="0015eb52" officeooo:paragraph-rsid="0015eb52" style:font-size-asian="11.3500003814697pt" style:font-size-complex="13pt"/>
    </style:style>
    <style:style style:name="P122" style:family="paragraph" style:parent-style-name="Standard">
      <style:text-properties fo:font-size="13pt" fo:language="pt" fo:country="BR" officeooo:rsid="0042cfd9" officeooo:paragraph-rsid="0042cfd9" style:font-size-asian="11.3500003814697pt" style:font-size-complex="13pt"/>
    </style:style>
    <style:style style:name="P123" style:family="paragraph" style:parent-style-name="Standard">
      <style:text-properties fo:font-size="13pt" officeooo:paragraph-rsid="03c53812" style:font-size-asian="11.3500003814697pt" style:font-size-complex="13pt"/>
    </style:style>
    <style:style style:name="P124" style:family="paragraph" style:parent-style-name="Standard">
      <style:paragraph-properties fo:text-align="justify" style:justify-single-word="false"/>
      <style:text-properties fo:font-size="14pt" officeooo:paragraph-rsid="024d78c7" style:font-size-asian="12.25pt" style:font-size-complex="14pt"/>
    </style:style>
    <style:style style:name="P125" style:family="paragraph" style:parent-style-name="Standard">
      <style:text-properties fo:font-size="14pt" officeooo:paragraph-rsid="009ba7c0" style:font-size-asian="12.25pt" style:font-size-complex="14pt"/>
    </style:style>
    <style:style style:name="P126" style:family="paragraph" style:parent-style-name="Standard">
      <style:text-properties fo:font-size="14pt" fo:language="pt" fo:country="BR" style:font-size-asian="12.25pt" style:font-size-complex="14pt"/>
    </style:style>
    <style:style style:name="P127"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28" style:family="paragraph" style:parent-style-name="Standard">
      <style:paragraph-properties fo:text-align="start" style:justify-single-word="false"/>
      <style:text-properties fo:font-size="14pt" officeooo:rsid="02fd2d90" officeooo:paragraph-rsid="03c6c0f9" style:font-size-asian="14pt" style:font-size-complex="14pt"/>
    </style:style>
    <style:style style:name="P129" style:family="paragraph" style:parent-style-name="Standard">
      <style:paragraph-properties fo:text-align="end" style:justify-single-word="false"/>
      <style:text-properties officeooo:paragraph-rsid="02df2171"/>
    </style:style>
    <style:style style:name="P130" style:family="paragraph" style:parent-style-name="Standard">
      <style:paragraph-properties fo:text-align="end" style:justify-single-word="false"/>
      <style:text-properties fo:font-size="6pt" officeooo:paragraph-rsid="02df2171" style:font-size-asian="5.25pt" style:font-size-complex="6pt"/>
    </style:style>
    <style:style style:name="P131" style:family="paragraph" style:parent-style-name="Table_20_Contents">
      <style:text-properties fo:font-size="12pt" fo:font-weight="bold" officeooo:rsid="0151b5eb" officeooo:paragraph-rsid="0151b5eb"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fo:font-size="12pt" fo:font-weight="bold" officeooo:rsid="0151778d" officeooo:paragraph-rsid="0151778d" style:font-size-asian="12pt" style:font-weight-asian="bold" style:font-size-complex="12pt" style:font-weight-complex="bold"/>
    </style:style>
    <style:style style:name="P133" style:family="paragraph" style:parent-style-name="Table_20_Contents">
      <style:text-properties fo:font-size="12pt" fo:font-weight="bold" officeooo:rsid="017c7ba8" officeooo:paragraph-rsid="017c7ba8" style:font-size-asian="12pt" style:font-weight-asian="bold" style:font-size-complex="12pt" style:font-weight-complex="bold"/>
    </style:style>
    <style:style style:name="P134" style:family="paragraph" style:parent-style-name="Table_20_Contents">
      <style:paragraph-properties fo:margin-top="0.049cm" fo:margin-bottom="0.049cm" style:contextual-spacing="false"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35" style:family="paragraph" style:parent-style-name="Table_20_Contents">
      <style:paragraph-properties fo:margin-top="0.049cm" fo:margin-bottom="0.049cm" style:contextual-spacing="false"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fo:font-size="12pt" fo:font-weight="bold" officeooo:rsid="0228f443" officeooo:paragraph-rsid="0228f443" style:font-size-asian="12pt" style:font-weight-asian="bold" style:font-size-complex="12pt" style:font-weight-complex="bold"/>
    </style:style>
    <style:style style:name="P137"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style:font-size-asian="12pt" style:font-size-complex="12pt"/>
    </style:style>
    <style:style style:name="P138"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697823" style:font-size-asian="12pt" style:font-size-complex="12pt"/>
    </style:style>
    <style:style style:name="P139" style:family="paragraph" style:parent-style-name="Table_20_Contents">
      <style:paragraph-properties fo:margin-top="0.049cm" fo:margin-bottom="0.049cm" style:contextual-spacing="false" fo:text-align="justify" style:justify-single-word="false"/>
      <style:text-properties fo:font-size="12pt" officeooo:rsid="01697823" officeooo:paragraph-rsid="0184cfe9" style:font-size-asian="12pt" style:font-size-complex="12pt"/>
    </style:style>
    <style:style style:name="P140" style:family="paragraph" style:parent-style-name="Table_20_Contents">
      <style:paragraph-properties fo:margin-top="0.049cm" fo:margin-bottom="0.049cm" style:contextual-spacing="false" fo:text-align="justify" style:justify-single-word="false"/>
      <style:text-properties fo:font-size="12pt" officeooo:rsid="01675ea0" officeooo:paragraph-rsid="01675ea0" style:font-size-asian="12pt" style:font-size-complex="12pt"/>
    </style:style>
    <style:style style:name="P141" style:family="paragraph" style:parent-style-name="Table_20_Contents">
      <style:paragraph-properties fo:text-align="start" style:justify-single-word="false"/>
      <style:text-properties fo:font-size="12pt" officeooo:rsid="0228f443" officeooo:paragraph-rsid="0228f443" style:font-size-asian="12pt" style:font-size-complex="12pt"/>
    </style:style>
    <style:style style:name="P142" style:family="paragraph" style:parent-style-name="Table_20_Contents">
      <style:paragraph-properties fo:text-align="start" style:justify-single-word="false"/>
      <style:text-properties fo:font-size="12pt" officeooo:rsid="022acc41" officeooo:paragraph-rsid="022acc41" style:font-size-asian="12pt" style:font-size-complex="12pt"/>
    </style:style>
    <style:style style:name="P143" style:family="paragraph" style:parent-style-name="Table_20_Contents">
      <style:paragraph-properties fo:text-align="start" style:justify-single-word="false"/>
      <style:text-properties fo:font-size="12pt" style:font-size-asian="12pt" style:font-size-complex="12pt"/>
    </style:style>
    <style:style style:name="P144" style:family="paragraph" style:parent-style-name="Table_20_Contents">
      <style:paragraph-properties fo:text-align="start" style:justify-single-word="false"/>
      <style:text-properties fo:font-size="12pt" officeooo:rsid="02271c23" officeooo:paragraph-rsid="02271c23" style:font-size-asian="12pt" style:font-size-complex="12pt"/>
    </style:style>
    <style:style style:name="P145" style:family="paragraph" style:parent-style-name="Table_20_Contents">
      <style:paragraph-properties fo:margin-top="0.4cm" fo:margin-bottom="0cm" style:contextual-spacing="false" fo:text-align="center" style:justify-single-word="false"/>
      <style:text-properties fo:font-size="12pt" officeooo:rsid="0151b5eb" officeooo:paragraph-rsid="03c22e3d" fo:background-color="transparent" style:font-size-asian="12pt" style:font-size-complex="12pt"/>
    </style:style>
    <style:style style:name="P146" style:family="paragraph" style:parent-style-name="Standard">
      <style:text-properties fo:font-size="12pt" officeooo:paragraph-rsid="034be335" style:font-size-asian="10.5pt" style:font-size-complex="12pt"/>
    </style:style>
    <style:style style:name="P147" style:family="paragraph" style:parent-style-name="Standard">
      <style:text-properties fo:font-size="12pt" style:font-size-asian="10.5pt" style:font-size-complex="12pt"/>
    </style:style>
    <style:style style:name="P148"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49"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0"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1"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3"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4"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5" style:family="paragraph" style:parent-style-name="Standard">
      <style:text-properties officeooo:rsid="03629889" officeooo:paragraph-rsid="03629889"/>
    </style:style>
    <style:style style:name="P156" style:family="paragraph" style:parent-style-name="Standard">
      <style:text-properties officeooo:paragraph-rsid="03c53812"/>
    </style:style>
    <style:style style:name="P157" style:family="paragraph" style:parent-style-name="Standard">
      <style:paragraph-properties fo:text-align="start" style:justify-single-word="false"/>
      <style:text-properties fo:font-size="18pt" officeooo:rsid="00ef6690" officeooo:paragraph-rsid="03c53812" style:font-size-asian="18pt" style:font-size-complex="18pt"/>
    </style:style>
    <style:style style:name="P158" style:family="paragraph" style:parent-style-name="Standard">
      <style:paragraph-properties fo:text-align="end" style:justify-single-word="false"/>
      <style:text-properties fo:font-size="18pt" officeooo:paragraph-rsid="03c53812" style:font-size-asian="18pt" style:font-size-complex="18pt"/>
    </style:style>
    <style:style style:name="P159" style:family="paragraph" style:parent-style-name="Title">
      <style:paragraph-properties fo:text-align="center" style:justify-single-word="false"/>
      <style:text-properties style:font-name="Garamond Libre" fo:font-size="28pt" fo:font-style="normal" fo:font-weight="bold" officeooo:paragraph-rsid="03c53812" style:font-size-asian="28pt" style:font-style-asian="normal" style:font-weight-asian="bold" style:font-size-complex="28pt" style:font-style-complex="normal" style:font-weight-complex="bold"/>
    </style:style>
    <style:style style:name="P160" style:family="paragraph" style:parent-style-name="Standard">
      <style:paragraph-properties fo:text-align="start" style:justify-single-word="false"/>
      <style:text-properties officeooo:rsid="0218e0cd" officeooo:paragraph-rsid="0218e0cd"/>
    </style:style>
    <style:style style:name="P161" style:family="paragraph" style:parent-style-name="Standard">
      <style:paragraph-properties fo:text-align="start" style:justify-single-word="false"/>
      <style:text-properties officeooo:rsid="0220804c" officeooo:paragraph-rsid="0220804c"/>
    </style:style>
    <style:style style:name="P162" style:family="paragraph" style:parent-style-name="Standard">
      <style:paragraph-properties fo:text-align="start" style:justify-single-word="false"/>
      <style:text-properties officeooo:rsid="02a53fda" officeooo:paragraph-rsid="02a53fda"/>
    </style:style>
    <style:style style:name="P163" style:family="paragraph" style:parent-style-name="Standard">
      <style:paragraph-properties fo:text-align="start" style:justify-single-word="false"/>
      <style:text-properties officeooo:rsid="02a6e06d" officeooo:paragraph-rsid="02d024a1"/>
    </style:style>
    <style:style style:name="P164" style:family="paragraph" style:parent-style-name="Standard">
      <style:paragraph-properties fo:text-align="start" style:justify-single-word="false"/>
      <style:text-properties officeooo:rsid="02c13af8" officeooo:paragraph-rsid="02c13af8"/>
    </style:style>
    <style:style style:name="P165" style:family="paragraph" style:parent-style-name="Standard">
      <style:paragraph-properties fo:text-align="start" style:justify-single-word="false"/>
      <style:text-properties officeooo:rsid="02ee5b95" officeooo:paragraph-rsid="02ee5b95"/>
    </style:style>
    <style:style style:name="P166" style:family="paragraph" style:parent-style-name="Standard">
      <style:paragraph-properties fo:text-align="start" style:justify-single-word="false"/>
      <style:text-properties officeooo:rsid="02ee5b95" officeooo:paragraph-rsid="032695fb"/>
    </style:style>
    <style:style style:name="P167" style:family="paragraph" style:parent-style-name="Standard">
      <style:paragraph-properties fo:text-align="start" style:justify-single-word="false"/>
      <style:text-properties officeooo:rsid="02faa52e" officeooo:paragraph-rsid="02faa52e"/>
    </style:style>
    <style:style style:name="P168" style:family="paragraph" style:parent-style-name="Contents_20_1">
      <style:paragraph-properties>
        <style:tab-stops>
          <style:tab-stop style:position="12.201cm" style:type="right" style:leader-style="dotted" style:leader-text="."/>
        </style:tab-stops>
      </style:paragraph-properties>
    </style:style>
    <style:style style:name="P169" style:family="paragraph" style:parent-style-name="Contents_20_2">
      <style:paragraph-properties>
        <style:tab-stops>
          <style:tab-stop style:position="12.201cm" style:type="right" style:leader-style="dotted" style:leader-text="."/>
        </style:tab-stops>
      </style:paragraph-properties>
    </style:style>
    <style:style style:name="P170" style:family="paragraph" style:parent-style-name="Contents_20_3">
      <style:paragraph-properties>
        <style:tab-stops>
          <style:tab-stop style:position="12.201cm" style:type="right" style:leader-style="dotted" style:leader-text="."/>
        </style:tab-stops>
      </style:paragraph-properties>
    </style:style>
    <style:style style:name="P171" style:family="paragraph" style:parent-style-name="Heading_20_1" style:master-page-name="Standard">
      <style:paragraph-properties style:page-number="1"/>
      <style:text-properties fo:language="pt" fo:country="BR" officeooo:paragraph-rsid="000c3da5"/>
    </style:style>
    <style:style style:name="P172" style:family="paragraph" style:parent-style-name="Heading_20_2">
      <style:text-properties fo:language="pt" fo:country="BR"/>
    </style:style>
    <style:style style:name="P173" style:family="paragraph" style:parent-style-name="Heading_20_2">
      <style:text-properties fo:language="pt" fo:country="BR" officeooo:paragraph-rsid="00d0788a"/>
    </style:style>
    <style:style style:name="P174" style:family="paragraph" style:parent-style-name="Heading_20_3">
      <style:text-properties fo:language="pt" fo:country="BR"/>
    </style:style>
    <style:style style:name="P175" style:family="paragraph" style:parent-style-name="Heading_20_3">
      <style:text-properties fo:language="pt" fo:country="BR" officeooo:rsid="003bea0b" officeooo:paragraph-rsid="003bea0b"/>
    </style:style>
    <style:style style:name="P176" style:family="paragraph" style:parent-style-name="Heading_20_3">
      <style:text-properties fo:language="pt" fo:country="BR" officeooo:paragraph-rsid="00cf720e"/>
    </style:style>
    <style:style style:name="P177" style:family="paragraph" style:parent-style-name="Heading_20_3">
      <style:text-properties fo:language="pt" fo:country="BR" officeooo:paragraph-rsid="01d7abce"/>
    </style:style>
    <style:style style:name="P178" style:family="paragraph" style:parent-style-name="Heading_20_3">
      <style:text-properties officeooo:paragraph-rsid="03884cec"/>
    </style:style>
    <style:style style:name="P179" style:family="paragraph" style:parent-style-name="Heading_20_3">
      <style:text-properties officeooo:rsid="02acc435" officeooo:paragraph-rsid="02acc435"/>
    </style:style>
    <style:style style:name="P180" style:family="paragraph" style:parent-style-name="Standard">
      <style:text-properties fo:font-size="11pt" officeooo:paragraph-rsid="034e419f" style:font-size-asian="11pt" style:font-size-complex="11pt"/>
    </style:style>
    <style:style style:name="P181" style:family="paragraph" style:parent-style-name="Standard">
      <style:paragraph-properties fo:text-align="justify" style:justify-single-word="false"/>
      <style:text-properties fo:language="pt" fo:country="BR"/>
    </style:style>
    <style:style style:name="P182" style:family="paragraph" style:parent-style-name="Standard">
      <style:paragraph-properties fo:text-align="start" style:justify-single-word="false"/>
      <style:text-properties fo:language="pt" fo:country="BR"/>
    </style:style>
    <style:style style:name="P183" style:family="paragraph">
      <loext:graphic-properties draw:fill-color="#dddddd"/>
      <style:paragraph-properties fo:text-align="center"/>
    </style:style>
    <style:style style:name="P184" style:family="paragraph">
      <loext:graphic-properties draw:fill-color="#dddddd"/>
    </style:style>
    <style:style style:name="P185" style:family="paragraph">
      <loext:graphic-properties draw:fill-color="#000000"/>
      <style:paragraph-properties fo:text-align="center"/>
    </style:style>
    <style:style style:name="P186" style:family="paragraph">
      <loext:graphic-properties draw:fill="none" draw:fill-color="#ffffff"/>
      <style:text-properties fo:font-size="12pt"/>
    </style:style>
    <style:style style:name="P187" style:family="paragraph">
      <style:paragraph-properties fo:text-align="center"/>
    </style:style>
    <style:style style:name="P188" style:family="paragraph">
      <loext:graphic-properties draw:fill="solid" draw:fill-color="#ffffff"/>
      <style:paragraph-properties fo:text-align="center"/>
      <style:text-properties style:font-name="Garamond Libre" fo:font-size="14pt" style:font-size-complex="14pt"/>
    </style:style>
    <style:style style:name="P189" style:family="paragraph">
      <loext:graphic-properties draw:fill-color="#ffffff"/>
      <style:paragraph-properties fo:text-align="center"/>
      <style:text-properties fo:font-size="12pt"/>
    </style:style>
    <style:style style:name="P190" style:family="paragraph">
      <loext:graphic-properties draw:fill-color="#dddddd"/>
      <style:text-properties fo:font-size="12pt"/>
    </style:style>
    <style:style style:name="P191" style:family="paragraph">
      <loext:graphic-properties draw:fill-color="#dddddd"/>
      <style:paragraph-properties fo:text-align="center"/>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37796bf"/>
    </style:style>
    <style:style style:name="T208" style:family="text">
      <style:text-properties officeooo:rsid="0382e3ae"/>
    </style:style>
    <style:style style:name="T209" style:family="text">
      <style:text-properties officeooo:rsid="038448e3"/>
    </style:style>
    <style:style style:name="T210" style:family="text">
      <style:text-properties officeooo:rsid="03932546"/>
    </style:style>
    <style:style style:name="T211" style:family="text">
      <style:text-properties officeooo:rsid="03945e59"/>
    </style:style>
    <style:style style:name="T212" style:family="text">
      <style:text-properties officeooo:rsid="039593f4"/>
    </style:style>
    <style:style style:name="T213" style:family="text">
      <style:text-properties officeooo:rsid="02f3fdbf"/>
    </style:style>
    <style:style style:name="T214" style:family="text">
      <style:text-properties fo:font-size="10pt" fo:font-weight="bold" officeooo:rsid="0295c517" style:font-size-asian="10pt" style:font-weight-asian="bold" style:font-size-complex="10pt" style:font-weight-complex="bold"/>
    </style:style>
    <style:style style:name="T215" style:family="text">
      <style:text-properties officeooo:rsid="03b9a8a2"/>
    </style:style>
    <style:style style:name="T216" style:family="text">
      <style:text-properties officeooo:rsid="03c15d6f"/>
    </style:style>
    <style:style style:name="T217" style:family="text">
      <style:text-properties officeooo:rsid="03c1c98f"/>
    </style:style>
    <style:style style:name="T218" style:family="text">
      <style:text-properties officeooo:rsid="0171ea30"/>
    </style:style>
    <style:style style:name="T219" style:family="text">
      <style:text-properties style:font-name="Garamond-Math" fo:font-weight="bold" officeooo:rsid="03395dc4" style:font-weight-asian="bold" style:font-weight-complex="bold"/>
    </style:style>
    <style:style style:name="T220" style:family="text">
      <style:text-properties officeooo:rsid="040bc020"/>
    </style:style>
    <style:style style:name="T221" style:family="text">
      <style:text-properties fo:font-size="12pt"/>
    </style:style>
    <style:style style:name="T222" style:family="text">
      <style:text-properties style:font-name="Garamond Libre" fo:font-size="14pt" style:font-size-complex="14pt"/>
    </style:style>
    <style:style style:name="T223" style:family="text">
      <style:text-properties style:font-name="Garamond Libre" fo:font-size="18pt" style:font-size-asian="18pt" style:font-size-complex="18pt"/>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style:style style:name="gr1" style:family="graphic">
      <style:graphic-properties svg:stroke-color="#dddddd" draw:fill-color="#dddddd"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dddddd" draw:fill-color="#dddddd" draw:textarea-horizontal-align="justify" draw:textarea-vertical-align="middle" draw:auto-grow-height="false" fo:min-height="21.16cm" fo:min-width="0.617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021cm" svg:stroke-color="#000000" draw:marker-start="Arrowheads_20_1" draw:marker-start-width="0.353cm" draw:marker-end="Arrowheads_20_5" draw:marker-end-width="0.176cm" draw:fill-color="#000000" draw:textarea-horizontal-align="center" draw:textarea-vertical-align="middle"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5cm" svg:stroke-color="#000000" draw:marker-start-width="0.39cm" draw:marker-end-width="0.39cm" draw:fill="none" draw:fill-color="#ffffff" fo:min-height="1.281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13.94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025cm" svg:stroke-color="#000000" draw:marker-start-width="0.39cm" draw:marker-end-width="0.39cm" draw:fill="none" draw:fill-color="#ffffff" fo:min-height="7.44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9.61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solid" svg:stroke-width="0.025cm" svg:stroke-color="#000000" draw:marker-start-width="0.39cm" draw:marker-end-width="0.39cm" draw:fill="none" draw:fill-color="#ffffff" fo:min-height="9.165cm" fo:padding-top="0.012cm" fo:padding-bottom="0.012cm" fo:padding-left="0.012cm" fo:padding-right="0.012cm" loext:decorative="false" fo:margin-left="0cm" fo:margin-right="0cm" fo:margin-top="0cm" fo:margin-bottom="0.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solid" svg:stroke-width="0.025cm" svg:stroke-color="#000000" draw:marker-start-width="0.39cm" draw:marker-end-width="0.39cm" draw:fill="none" draw:fill-color="#ffffff" fo:min-height="8.684cm" fo:padding-top="0.012cm" fo:padding-bottom="0.012cm" fo:padding-left="0.012cm" fo:padding-right="0.012cm" loext:decorative="false" fo:margin-left="0cm" fo:margin-right="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25cm" svg:stroke-color="#000000" draw:marker-start-width="0.39cm" draw:marker-end-width="0.39cm" draw:fill="none" draw:fill-color="#ffffff" fo:min-height="5.276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tyle:writing-mode="lr-tb" loext:decorative="false" style:run-through="background" style:wrap="run-through" style:number-wrapped-paragraphs="no-limit" style:vertical-pos="from-top" style:vertical-rel="paragraph" style:horizontal-pos="from-left" style:horizontal-rel="paragraph"/>
    </style:style>
    <style:style style:name="gr19" style:family="graphic">
      <style:graphic-properties svg:stroke-color="#dddddd" draw:fill-color="#dddddd" draw:textarea-horizontal-align="justify" draw:textarea-vertical-align="middle" draw:auto-grow-height="false" fo:min-height="4.23cm" fo:min-width="13.483cm" loext:decorative="false" style:run-through="background"/>
    </style:style>
    <style:style style:name="gr20" style:family="graphic">
      <style:graphic-properties svg:stroke-color="#dddddd" draw:fill-color="#dddddd" draw:textarea-horizontal-align="center" draw:textarea-vertical-align="middle" loext:decorative="false" style:run-through="background"/>
    </style:style>
    <style:style style:name="gr21" style:family="graphic">
      <style:graphic-properties svg:stroke-color="#dddddd" draw:fill-color="#dddddd" draw:textarea-horizontal-align="justify" draw:textarea-vertical-align="middle" draw:auto-grow-height="false" fo:min-height="6.218cm" fo:min-width="13.409cm" loext:decorative="false" style:run-through="background"/>
    </style:style>
    <style:style style:name="gr22" style:family="graphic">
      <style:graphic-properties svg:stroke-color="#dddddd" draw:fill-color="#dddddd" draw:textarea-horizontal-align="justify" draw:textarea-vertical-align="middle" draw:auto-grow-height="false" fo:min-height="6.149cm" fo:min-width="13.413cm" loext:decorative="false" style:run-through="background"/>
    </style:style>
    <style:style style:name="gr23" style:family="graphic">
      <style:graphic-properties svg:stroke-color="#dddddd" draw:fill-color="#dddddd" draw:textarea-horizontal-align="justify" draw:textarea-vertical-align="middle" draw:auto-grow-height="false" fo:min-height="4.449cm" fo:min-width="13.473cm" loext:decorative="false" style:run-through="background"/>
    </style:style>
    <style:style style:name="gr24" style:family="graphic">
      <style:graphic-properties svg:stroke-color="#dddddd" draw:fill-color="#dddddd" draw:textarea-horizontal-align="justify" draw:textarea-vertical-align="middle" draw:auto-grow-height="false" fo:min-height="4.374cm" fo:min-width="13.476cm" loext:decorative="false" style:run-through="background"/>
    </style:style>
    <style:style style:name="gr25" style:family="graphic">
      <style:graphic-properties svg:stroke-color="#dddddd" draw:fill-color="#dddddd" draw:textarea-horizontal-align="justify" draw:textarea-vertical-align="middle" draw:auto-grow-height="false" fo:min-height="4.595cm" fo:min-width="13.471cm" loext:decorative="false" style:run-through="background"/>
    </style:style>
    <style:style style:name="gr26" style:family="graphic">
      <style:graphic-properties svg:stroke-color="#dddddd" draw:fill-color="#dddddd" draw:textarea-horizontal-align="justify" draw:textarea-vertical-align="middle" draw:auto-grow-height="false" fo:min-height="6.13cm" fo:min-width="13.413cm" loext:decorative="false" style:run-through="background"/>
    </style:style>
    <style:style style:name="gr27" style:family="graphic">
      <style:graphic-properties svg:stroke-color="#dddddd" draw:fill-color="#dddddd" draw:textarea-horizontal-align="justify" draw:textarea-vertical-align="middle" draw:auto-grow-height="false" fo:min-height="5.207cm" fo:min-width="13.444cm" loext:decorative="false"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text:p text:style-name="P157"><draw:custom-shape text:anchor-type="paragraph" draw:z-index="32" draw:name="Shape 2" draw:style-name="gr2" draw:text-style-name="P184" svg:width="0.618cm" svg:height="21.16cm" svg:x="-1.633cm" svg:y="-1cm"><text:p/><draw:enhanced-geometry svg:viewBox="0 0 21600 21600" draw:mirror-horizontal="false" draw:mirror-vertical="false" draw:type="rectangle" draw:enhanced-path="M 0 0 L 21600 0 21600 21600 0 21600 0 0 Z N"/></draw:custom-shape>Fellipe Augusto Ugliara</text:p>
      <text:p text:style-name="P105"/>
      <text:p text:style-name="P25"/>
      <text:p text:style-name="P159">.:</text:p>
      <text:p text:style-name="P123"/>
      <text:p text:style-name="P123"/>
      <text:p text:style-name="P156"/>
      <text:p text:style-name="P158">Sistema <text:span text:style-name="T218">3P</text:span> Livro de Regras</text:p>
      <text:p text:style-name="P11"/>
      <text:p text:style-name="P147"/>
      <text:p text:style-name="P15">Este trabalho está licenciado sob a Licença Creative Commons Attribution-ShareAlike 4.0 International. Para visualizar uma cópia desta licença, visite <text:s/>https://creativecommons.org/licenses/by-sa/4.0/deed.pt-br </text:p>
      <text:p text:style-name="P146"/>
      <text:table-of-content text:style-name="Sect1" text:protected="true" text:name="Table of Contents1">
        <text:table-of-content-source text:outline-level="10">
          <text:index-title-template text:style-name="Title">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Title">Sumário</text:p>
          </text:index-title>
          <text:p text:style-name="P168"><text:a xlink:type="simple" xlink:href="#__RefHeading___Toc1415_3064034263" text:style-name="Index_20_Link" text:visited-style-name="Index_20_Link">Regras do Jogo<text:tab/>1</text:a></text:p>
          <text:p text:style-name="P169"><text:a xlink:type="simple" xlink:href="#__RefHeading___Toc1417_3064034263" text:style-name="Index_20_Link" text:visited-style-name="Index_20_Link">Termos do Jogo<text:tab/>1</text:a></text:p>
          <text:p text:style-name="P170"><text:a xlink:type="simple" xlink:href="#__RefHeading___Toc1419_3064034263" text:style-name="Index_20_Link" text:visited-style-name="Index_20_Link">Mestre<text:tab/>1</text:a></text:p>
          <text:p text:style-name="P170"><text:a xlink:type="simple" xlink:href="#__RefHeading___Toc1421_3064034263" text:style-name="Index_20_Link" text:visited-style-name="Index_20_Link">Jogadores<text:tab/>2</text:a></text:p>
          <text:p text:style-name="P170"><text:a xlink:type="simple" xlink:href="#__RefHeading___Toc1423_3064034263" text:style-name="Index_20_Link" text:visited-style-name="Index_20_Link">Materiais<text:tab/>2</text:a></text:p>
          <text:p text:style-name="P170"><text:a xlink:type="simple" xlink:href="#__RefHeading___Toc1425_3064034263" text:style-name="Index_20_Link" text:visited-style-name="Index_20_Link">Personagens<text:tab/>3</text:a></text:p>
          <text:p text:style-name="P170"><text:a xlink:type="simple" xlink:href="#__RefHeading___Toc1427_3064034263" text:style-name="Index_20_Link" text:visited-style-name="Index_20_Link">Ações e Reações<text:tab/>4</text:a></text:p>
          <text:p text:style-name="P170"><text:a xlink:type="simple" xlink:href="#__RefHeading___Toc1429_3064034263" text:style-name="Index_20_Link" text:visited-style-name="Index_20_Link">Cenas de Jogo<text:tab/>5</text:a></text:p>
          <text:p text:style-name="P170"><text:a xlink:type="simple" xlink:href="#__RefHeading___Toc1431_3064034263" text:style-name="Index_20_Link" text:visited-style-name="Index_20_Link">Testes e Disputas<text:tab/>6</text:a></text:p>
          <text:p text:style-name="P170"><text:a xlink:type="simple" xlink:href="#__RefHeading___Toc1433_3064034263" text:style-name="Index_20_Link" text:visited-style-name="Index_20_Link">Impactos<text:tab/>7</text:a></text:p>
          <text:p text:style-name="P170"><text:a xlink:type="simple" xlink:href="#__RefHeading___Toc1435_3064034263" text:style-name="Index_20_Link" text:visited-style-name="Index_20_Link">Traços<text:tab/>7</text:a></text:p>
          <text:p text:style-name="P170"><text:a xlink:type="simple" xlink:href="#__RefHeading___Toc1437_3064034263" text:style-name="Index_20_Link" text:visited-style-name="Index_20_Link">Equipamentos<text:tab/>8</text:a></text:p>
          <text:p text:style-name="P170"><text:a xlink:type="simple" xlink:href="#__RefHeading___Toc1439_3064034263" text:style-name="Index_20_Link" text:visited-style-name="Index_20_Link">Efeitos<text:tab/>9</text:a></text:p>
          <text:p text:style-name="P169"><text:a xlink:type="simple" xlink:href="#__RefHeading___Toc1441_3064034263" text:style-name="Index_20_Link" text:visited-style-name="Index_20_Link">Mecânicas do Jogo<text:tab/>10</text:a></text:p>
          <text:p text:style-name="P170"><text:a xlink:type="simple" xlink:href="#__RefHeading___Toc1443_3064034263" text:style-name="Index_20_Link" text:visited-style-name="Index_20_Link">Criação de Personagens<text:tab/>10</text:a></text:p>
          <text:p text:style-name="P170"><text:a xlink:type="simple" xlink:href="#__RefHeading___Toc1445_3064034263" text:style-name="Index_20_Link" text:visited-style-name="Index_20_Link">Evolução dos Personagens<text:tab/>11</text:a></text:p>
          <text:p text:style-name="P170"><text:a xlink:type="simple" xlink:href="#__RefHeading___Toc1451_3064034263" text:style-name="Index_20_Link" text:visited-style-name="Index_20_Link">Testando Ações e Reações<text:tab/>12</text:a></text:p>
          <text:p text:style-name="P170"><text:a xlink:type="simple" xlink:href="#__RefHeading___Toc1447_3064034263" text:style-name="Index_20_Link" text:visited-style-name="Index_20_Link">Jogando Dados<text:tab/>13</text:a></text:p>
          <text:p text:style-name="P170"><text:a xlink:type="simple" xlink:href="#__RefHeading___Toc1449_3064034263" text:style-name="Index_20_Link" text:visited-style-name="Index_20_Link">Disputa de Ordem<text:tab/>14</text:a></text:p>
          <text:p text:style-name="P170"><text:a xlink:type="simple" xlink:href="#__RefHeading___Toc1453_3064034263" text:style-name="Index_20_Link" text:visited-style-name="Index_20_Link">Ações de Movimento<text:tab/>16</text:a></text:p>
          <text:p text:style-name="P170"><text:a xlink:type="simple" xlink:href="#__RefHeading___Toc2485_1656552529" text:style-name="Index_20_Link" text:visited-style-name="Index_20_Link">Enfrentando Desafios<text:tab/>16</text:a></text:p>
          <text:p text:style-name="P169"><text:a xlink:type="simple" xlink:href="#__RefHeading___Toc3280_190082474" text:style-name="Index_20_Link" text:visited-style-name="Index_20_Link">Criando Cenários<text:tab/>18</text:a></text:p>
          <text:p text:style-name="P170"><text:a xlink:type="simple" xlink:href="#__RefHeading___Toc2904_1234307829" text:style-name="Index_20_Link" text:visited-style-name="Index_20_Link">Novos Elementos<text:tab/>18</text:a></text:p>
          <text:p text:style-name="P170"><text:a xlink:type="simple" xlink:href="#__RefHeading___Toc2906_1234307829" text:style-name="Index_20_Link" text:visited-style-name="Index_20_Link">Temas de Jogo<text:tab/>19</text:a></text:p>
          <text:p text:style-name="P169"><text:a xlink:type="simple" xlink:href="#__RefHeading___Toc3377_2234988715" text:style-name="Index_20_Link" text:visited-style-name="Index_20_Link">Aplicando as Regras<text:tab/>20</text:a></text:p>
          <text:p text:style-name="P170"><text:a xlink:type="simple" xlink:href="#__RefHeading___Toc3379_2234988715" text:style-name="Index_20_Link" text:visited-style-name="Index_20_Link">Mercadores e Trapaceiros<text:tab/>20</text:a></text:p>
        </text:index-body>
      </text:table-of-content>
      <text:p text:style-name="Standard"/>
      <text:p text:style-name="Standard"><draw:custom-shape text:anchor-type="paragraph" draw:z-index="31" draw:name="Shape 5" draw:style-name="gr2" draw:text-style-name="P184" svg:width="0.618cm" svg:height="21.16cm" svg:x="15.035cm" svg:y="-1cm"><text:p/><draw:enhanced-geometry svg:viewBox="0 0 21600 21600" draw:mirror-horizontal="false" draw:mirror-vertical="false" draw:type="rectangle" draw:enhanced-path="M 0 0 L 21600 0 21600 21600 0 21600 0 0 Z N"/></draw:custom-shape><text:soft-page-break/></text:p>
      <text:p text:style-name="P155"/>
      <text:p text:style-name="Standard"/>
      <text:p text:style-name="Standard"/>
      <text:p text:style-name="Standard"/>
      <text:p text:style-name="Standard"/>
      <text:p text:style-name="Standard"/>
      <text:p text:style-name="Standard"/>
      <text:p text:style-name="Standard"/>
      <text:p text:style-name="Standard"><draw:frame text:anchor-type="paragraph" draw:z-index="14" draw:name="Text Frame 3" draw:style-name="gr14" draw:text-style-name="P186" svg:width="12.172cm" svg:height="8.034cm" svg:x="0.023cm" svg:y="5.42cm"><draw:text-box><text:p><text:span text:style-name="T221"><text:s/></text:span></text:p><text:p><text:span text:style-name="T221"><text:s text:c="5"/></text:span><text:span text:style-name="T221">Ficha Catalográfica</text:span></text:p></draw:text-box></draw:frame><draw:custom-shape text:anchor-type="paragraph" draw:z-index="13" draw:name="Shape 1" draw:style-name="gr15" draw:text-style-name="P189" svg:width="1.167cm" svg:height="1.572cm" svg:x="5.299cm" svg:y="15.175cm"><text:p/><draw:enhanced-geometry svg:viewBox="0 0 21600 21600" draw:type="rectangle" draw:enhanced-path="M 0 0 L 21600 0 21600 21600 0 21600 0 0 Z N"/></draw:custom-shape><draw:frame text:anchor-type="paragraph" draw:z-index="11" draw:name="Text Frame 2" draw:style-name="gr17" draw:text-style-name="P186" svg:width="12.172cm" svg:height="9.63cm" svg:x="0.009cm" svg:y="-4.803cm"><draw:text-box><text:p><text:span text:style-name="T221"><text:s/></text:span></text:p><text:p><text:span text:style-name="T221"><text:s text:c="5"/></text:span></text:p></draw:text-box></draw:frame></text:p>
      <text:h text:style-name="P171" text:outline-level="1"><draw:custom-shape text:anchor-type="paragraph" draw:z-index="30" draw:name="Shape 3" draw:style-name="gr2" draw:text-style-name="P184"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15_3064034263"/>Regras do Jogo<text:bookmark-end text:name="__RefHeading___Toc1415_3064034263"/></text:h>
      <text:p text:style-name="P47"/>
      <text:p text:style-name="P69">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9"/>
      <text:p text:style-name="P88"><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47"/>
      <text:h text:style-name="P172" text:outline-level="2"><text:bookmark-start text:name="__RefHeading___Toc1417_3064034263"/>Termos do Jogo<text:bookmark-end text:name="__RefHeading___Toc1417_3064034263"/></text:h>
      <text:p text:style-name="P47"/>
      <text:p text:style-name="P69">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69"/>
      <text:h text:style-name="P174" text:outline-level="3"><text:bookmark-start text:name="__RefHeading___Toc1419_3064034263"/>Mestre<text:bookmark-end text:name="__RefHeading___Toc1419_3064034263"/></text:h>
      <text:p text:style-name="P47"/>
      <text:p text:style-name="P69">Guiar a história é responsabilidade do mestre de jogo, ele tem como objetivo dar vida a lugares, descrever os acontecimentos, elaborar os desafios, motivar a exploração, engajando os jogadores a participar ativamente da trama. </text:p>
      <text:p text:style-name="P69"/>
      <text:p text:style-name="P70">O mestre também é o moderador das regras de jogo, ele tem a liberdade de adaptar, e ignorar qualquer regra quando for conveniente. As regras tem por objetivo trazer equilíbrio para a história, mas é mais importante mantém o jogo divertido e em movimento do que aplicar com exatidão uma determinada regra.</text:p>
      <text:p text:style-name="P59"/>
      <text:p text:style-name="P57"><draw:frame text:anchor-type="paragraph" draw:z-index="12" draw:name="Text Frame 4" draw:style-name="gr16" draw:text-style-name="P186" svg:width="12.187cm" svg:height="5.301cm" svg:x="0.007cm" svg:y="0.004cm"><draw:text-box><text:p><text:span text:style-name="T221"><text:s/></text:span></text:p><text:p><text:span text:style-name="T221"><text:s text:c="5"/></text:span></text:p></draw:text-box></draw:frame><draw:custom-shape text:anchor-type="paragraph" draw:z-index="27" draw:name="Shape 7" draw:style-name="gr2" draw:text-style-name="P184" svg:width="0.618cm" svg:height="21.16cm" svg:x="16.036cm" svg:y="-1cm"><text:p/><draw:enhanced-geometry svg:viewBox="0 0 21600 21600" draw:mirror-horizontal="false" draw:mirror-vertical="false" draw:type="rectangle" draw:enhanced-path="M 0 0 L 21600 0 21600 21600 0 21600 0 0 Z N"/></draw:custom-shape><text:soft-page-break/></text:p>
      <text:p text:style-name="P69">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57"/>
      <text:h text:style-name="P174" text:outline-level="3"><text:bookmark-start text:name="__RefHeading___Toc1421_3064034263"/>Jogadores<text:bookmark-end text:name="__RefHeading___Toc1421_3064034263"/></text:h>
      <text:p text:style-name="P47"/>
      <text:p text:style-name="P69">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47"/>
      <text:h text:style-name="P174" text:outline-level="3"><text:bookmark-start text:name="__RefHeading___Toc1423_3064034263"/>Materiais<text:bookmark-end text:name="__RefHeading___Toc1423_3064034263"/></text:h>
      <text:p text:style-name="P47"/>
      <text:p text:style-name="P69">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7"><draw:custom-shape text:anchor-type="paragraph" draw:z-index="26" draw:name="Shape 6" draw:style-name="gr2"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69"/>
      <text:p text:style-name="P89">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47"/>
      <text:h text:style-name="P174" text:outline-level="3"><text:bookmark-start text:name="__RefHeading___Toc1425_3064034263"/>Personagens<text:bookmark-end text:name="__RefHeading___Toc1425_3064034263"/></text:h>
      <text:p text:style-name="P47"/>
      <text:p text:style-name="P71">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9"/>
      <text:p text:style-name="P72"><draw:path text:anchor-type="paragraph" draw:z-index="50" draw:name="Bézier curve 1" draw:style-name="gr1" draw:text-style-name="P183" svg:width="0.66cm" svg:height="1.057cm" svg:x="-0.718cm" svg:y="2.995cm" svg:viewBox="0 0 661 1058" svg:d="M21 0c53 231 147 568 420 573 575 12-164 304-132 485l-177-220-132-177z"><text:p/></draw:path><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19"><draw:custom-shape text:anchor-type="paragraph" draw:z-index="0" draw:name="Shape 26" draw:style-name="gr27" draw:text-style-name="P184" svg:width="13.636cm" svg:height="5.398cm" svg:x="-1.485cm" svg:y="0.369cm"><text:p/><draw:enhanced-geometry svg:viewBox="0 0 21600 21600" draw:path-stretchpoint-x="10800" draw:path-stretchpoint-y="10800" draw:text-areas="?f3 ?f4 ?f5 ?f6" draw:mirror-horizontal="fals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Personagem-Exemplo" table:style-name="Personagem-Exemplo">
        <table:table-column table:style-name="Personagem-Exemplo.A"/>
        <table:table-column table:style-name="Personagem-Exemplo.B"/>
        <table:table-row>
          <table:table-cell table:style-name="Personagem-Exemplo.A1" office:value-type="string">
            <text:p text:style-name="P141"><draw:path text:anchor-type="paragraph" draw:z-index="51" draw:name="Bézier curve 2" draw:style-name="gr1" draw:text-style-name="P183" svg:width="0.66cm" svg:height="1.055cm" draw:transform="skewX (0.0616101225953998) rotate (-3.14159265358979) translate (-0.157428143030728cm 5.67951210566112cm)" svg:viewBox="0 0 661 1056" svg:d="M639 0c-53 231-146 567-419 572-575 12 164 303 132 484l177-220 132-176z"><text:p/></draw:path><text:span text:style-name="T51">Traços .:</text:span> <text:span text:style-name="T130">Treinado em Combate, Atento a Tudo, </text:span></text:p>
          </table:table-cell>
          <table:table-cell table:style-name="Personagem-Exemplo.A1" office:value-type="string">
            <text:p text:style-name="P136">Efeitos .:<text:span text:style-name="T111"> </text:span><text:span text:style-name="T112">Com Fome</text:span><text:span text:style-name="T111">,</text:span></text:p>
          </table:table-cell>
        </table:table-row>
        <table:table-row>
          <table:table-cell table:style-name="Personagem-Exemplo.A1" office:value-type="string">
            <text:p text:style-name="P142">Corpulento, Divida <text:span text:style-name="T133">com o Feudo</text:span></text:p>
          </table:table-cell>
          <table:table-cell table:style-name="Personagem-Exemplo.A1" office:value-type="string">
            <text:p text:style-name="P141">Ferido Levemente,</text:p>
          </table:table-cell>
        </table:table-row>
        <table:table-row>
          <table:table-cell table:style-name="Personagem-Exemplo.A1" office:value-type="string">
            <text:p text:style-name="P141"/>
          </table:table-cell>
          <table:table-cell table:style-name="Personagem-Exemplo.A1" office:value-type="string">
            <text:p text:style-name="P142">Benção do Fogo</text:p>
          </table:table-cell>
        </table:table-row>
        <table:table-row>
          <table:table-cell table:style-name="Personagem-Exemplo.A1" office:value-type="string">
            <text:p text:style-name="P141"><text:span text:style-name="T51">Equipamentos .:</text:span> Espada curta, <text:span text:style-name="T130">Armadura Leve, </text:span></text:p>
          </table:table-cell>
          <table:table-cell table:style-name="Personagem-Exemplo.A1" office:value-type="string">
            <text:p text:style-name="P143"/>
          </table:table-cell>
        </table:table-row>
        <table:table-row>
          <table:table-cell table:style-name="Personagem-Exemplo.A1" office:value-type="string">
            <text:p text:style-name="P142">Tocha, Amuleto do <text:span text:style-name="T136">Fogo</text:span>, <text:span text:style-name="T134">Chave da Muralha</text:span></text:p>
          </table:table-cell>
          <table:table-cell table:style-name="Personagem-Exemplo.A1" office:value-type="string">
            <text:p text:style-name="P143"/>
          </table:table-cell>
        </table:table-row>
        <table:table-row>
          <table:table-cell table:style-name="Personagem-Exemplo.A1" office:value-type="string">
            <text:p text:style-name="P141"/>
          </table:table-cell>
          <table:table-cell table:style-name="Personagem-Exemplo.A1" office:value-type="string">
            <text:p text:style-name="P143"/>
          </table:table-cell>
        </table:table-row>
        <table:table-row>
          <table:table-cell table:style-name="Personagem-Exemplo.A1" office:value-type="string">
            <text:p text:style-name="P144"><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A1" office:value-type="string">
            <text:p text:style-name="P141"><text:span text:style-name="T51">Nome .:</text:span> <text:span text:style-name="T164">Guardião</text:span></text:p>
          </table:table-cell>
        </table:table-row>
      </table:table>
      <text:p text:style-name="P72"><draw:custom-shape text:anchor-type="paragraph" draw:z-index="29" draw:name="Shape 9" draw:style-name="gr2" draw:text-style-name="P184" svg:width="0.618cm" svg:height="21.16cm" svg:x="15.035cm" svg:y="-1cm"><text:p/><draw:enhanced-geometry svg:viewBox="0 0 21600 21600" draw:mirror-horizontal="false" draw:mirror-vertical="false" draw:type="rectangle" draw:enhanced-path="M 0 0 L 21600 0 21600 21600 0 21600 0 0 Z N"/></draw:custom-shape><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49"/>
      <text:h text:style-name="P174" text:outline-level="3"><text:bookmark-start text:name="__RefHeading___Toc1427_3064034263"/>Ações e Reações<text:bookmark-end text:name="__RefHeading___Toc1427_3064034263"/></text:h>
      <text:p text:style-name="P48"/>
      <text:p text:style-name="P73">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58"><draw:frame text:anchor-type="paragraph" draw:z-index="16" draw:name="Text Frame 7" draw:style-name="gr12" draw:text-style-name="P186" svg:width="12.156cm" svg:height="9.191cm" svg:x="0.049cm" svg:y="0.557cm"><draw:text-box><text:p><text:span text:style-name="T221"><text:s/></text:span></text:p><text:p><text:span text:style-name="T221"><text:s text:c="5"/></text:span></text:p></draw:text-box></draw:frame></text:p>
      <text:p text:style-name="P56"><draw:custom-shape text:anchor-type="paragraph" draw:z-index="28" draw:name="Shape 8" draw:style-name="gr2"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text:p>
      <text:p text:style-name="P55"/>
      <text:h text:style-name="P175" text:outline-level="3"><text:bookmark-start text:name="__RefHeading___Toc1429_3064034263"/>Cenas de Jogo<text:bookmark-end text:name="__RefHeading___Toc1429_3064034263"/></text:h>
      <text:p text:style-name="P28"/>
      <text:p text:style-name="P90">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90"/>
      <text:p text:style-name="P90"><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50"><draw:g text:anchor-type="paragraph" draw:z-index="1" draw:name="DrawObject1" draw:style-name="gr18"><draw:custom-shape draw:name="Shape 27" draw:style-name="gr19" draw:text-style-name="P184" svg:width="13.636cm" svg:height="4.382cm" svg:x="-1.3cm" svg:y="0.51cm"><text:p/><draw:enhanced-geometry svg:viewBox="0 0 21600 21600" draw:path-stretchpoint-x="10800" draw:path-stretchpoint-y="10800" draw:text-areas="?f3 ?f4 ?f5 ?f6" draw:mirror-horizontal="fals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3" draw:style-name="gr20" draw:text-style-name="P183" svg:width="0.66cm" svg:height="0.858cm" svg:x="-0.718cm" svg:y="0.021cm" svg:viewBox="0 0 661 859" svg:d="M21 0c53 188 147 461 420 465 575 10-164 247-132 394l-177-179-132-143z"><text:p/></draw:path><draw:path draw:name="Bézier curve 4" draw:style-name="gr20" draw:text-style-name="P183" svg:width="0.66cm" svg:height="0.857cm" draw:transform="skewX (0.0757472895365539) rotate (-3.14159265358979) translate (-0.0603678484721989cm 5.37163496587228cm)" svg:viewBox="0 0 661 858" svg:d="M639 0c-53 187-146 460-419 465-575 9 164 245 132 393l176-179 133-143z"><text:p/></draw:path></draw:g></text:p>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6"/>
          </table:table-cell>
          <table:table-cell table:style-name="Cena-Sequencia.B1" table:number-columns-spanned="9" office:value-type="string">
            <text:p text:style-name="P107">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33">→</text:p>
            <text:p text:style-name="P34">→</text:p>
            <text:p text:style-name="P34">→</text:p>
            <text:p text:style-name="P34">→</text:p>
            <text:p text:style-name="P34">→</text:p>
            <text:p text:style-name="P34">→</text:p>
            <text:p text:style-name="P34">→</text:p>
            <text:p text:style-name="P34">→</text:p>
          </table:table-cell>
        </table:table-row>
        <table:table-row table:style-name="Cena-Sequencia.1">
          <table:covered-table-cell table:style-name="Cena-Sequencia.A2"/>
          <table:table-cell table:style-name="Cena-Sequencia.B1" table:number-columns-spanned="3" office:value-type="string">
            <text:p text:style-name="P111">Rodada 1</text:p>
          </table:table-cell>
          <table:covered-table-cell/>
          <table:covered-table-cell/>
          <table:table-cell table:style-name="Cena-Sequencia.E2" table:number-columns-spanned="3" office:value-type="string">
            <text:p text:style-name="P111">Rodada 2</text:p>
          </table:table-cell>
          <table:covered-table-cell/>
          <table:covered-table-cell/>
          <table:table-cell table:style-name="Cena-Sequencia.H2" table:number-columns-spanned="3" office:value-type="string">
            <text:p text:style-name="P111">Rodada 3</text:p>
          </table:table-cell>
          <table:covered-table-cell/>
          <table:covered-table-cell/>
          <table:covered-table-cell table:style-name="Cena-Sequencia.K2"/>
        </table:table-row>
        <table:table-row table:style-name="Cena-Sequencia.1">
          <table:covered-table-cell table:style-name="Cena-Sequencia.A2"/>
          <table:table-cell table:style-name="Cena-Sequencia.B1"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table-cell table:style-name="Cena-Sequencia.E3"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table-cell table:style-name="Cena-Sequencia.H3" office:value-type="string">
            <text:p text:style-name="P110">TurnoP1</text:p>
          </table:table-cell>
          <table:table-cell table:style-name="Cena-Sequencia.B1" office:value-type="string">
            <text:p text:style-name="P110">TurnoP2</text:p>
          </table:table-cell>
          <table:table-cell table:style-name="Cena-Sequencia.B1" office:value-type="string">
            <text:p text:style-name="P110">TurnoP3</text:p>
          </table:table-cell>
          <table:covered-table-cell table:style-name="Cena-Sequencia.K2"/>
        </table:table-row>
        <table:table-row table:style-name="Cena-Sequencia.1">
          <table:table-cell table:style-name="Cena-Sequencia.A1" office:value-type="string">
            <text:p text:style-name="P111">P1</text:p>
          </table:table-cell>
          <table:table-cell table:style-name="Cena-Sequencia.B4" office:value-type="string">
            <text:p text:style-name="P31">Ação</text:p>
          </table:table-cell>
          <table:table-cell table:style-name="Cena-Sequencia.C4" office:value-type="string">
            <text:p text:style-name="P32">Reação</text:p>
          </table:table-cell>
          <table:table-cell table:style-name="Cena-Sequencia.D4" office:value-type="string">
            <text:p text:style-name="P29"/>
          </table:table-cell>
          <table:table-cell table:style-name="Cena-Sequencia.E4" office:value-type="string">
            <text:p text:style-name="P30">Ação</text:p>
          </table:table-cell>
          <table:table-cell table:style-name="Cena-Sequencia.F4" office:value-type="string">
            <text:p text:style-name="P29"/>
          </table:table-cell>
          <table:table-cell table:style-name="Cena-Sequencia.G4" office:value-type="string">
            <text:p text:style-name="P32">Reação</text:p>
          </table:table-cell>
          <table:table-cell table:style-name="Cena-Sequencia.E4" office:value-type="string">
            <text:p text:style-name="P30">Ação</text:p>
          </table:table-cell>
          <table:table-cell table:style-name="Cena-Sequencia.I4" office:value-type="string">
            <text:p text:style-name="P29"/>
          </table:table-cell>
          <table:table-cell table:style-name="Cena-Sequencia.J4" office:value-type="string">
            <text:p text:style-name="P32">Reação</text:p>
          </table:table-cell>
          <table:covered-table-cell table:style-name="Cena-Sequencia.K2"/>
        </table:table-row>
        <table:table-row table:style-name="Cena-Sequencia.1">
          <table:table-cell table:style-name="Cena-Sequencia.A1" office:value-type="string">
            <text:p text:style-name="P111">P2</text:p>
          </table:table-cell>
          <table:table-cell table:style-name="Cena-Sequencia.A1" office:value-type="string">
            <text:p text:style-name="P29"/>
          </table:table-cell>
          <table:table-cell table:style-name="Cena-Sequencia.A1" office:value-type="string">
            <text:p text:style-name="P30">Ação</text:p>
          </table:table-cell>
          <table:table-cell table:style-name="Cena-Sequencia.D5" office:value-type="string">
            <text:p text:style-name="P32">Reação</text:p>
          </table:table-cell>
          <table:table-cell table:style-name="Cena-Sequencia.E5" office:value-type="string">
            <text:p text:style-name="P29"/>
          </table:table-cell>
          <table:table-cell table:style-name="Cena-Sequencia.A1" office:value-type="string">
            <text:p text:style-name="P30">Ação</text:p>
          </table:table-cell>
          <table:table-cell table:style-name="Cena-Sequencia.G5" office:value-type="string">
            <text:p text:style-name="P32">Reação</text:p>
          </table:table-cell>
          <table:table-cell table:style-name="Cena-Sequencia.H5" office:value-type="string">
            <text:p text:style-name="P32">Reação</text:p>
          </table:table-cell>
          <table:table-cell table:style-name="Cena-Sequencia.A1" office:value-type="string">
            <text:p text:style-name="P30">Ação</text:p>
          </table:table-cell>
          <table:table-cell table:style-name="Cena-Sequencia.A1" office:value-type="string">
            <text:p text:style-name="P29"/>
          </table:table-cell>
          <table:covered-table-cell table:style-name="Cena-Sequencia.K2"/>
        </table:table-row>
        <table:table-row table:style-name="Cena-Sequencia.1">
          <table:table-cell table:style-name="Cena-Sequencia.A1" office:value-type="string">
            <text:p text:style-name="P111">P3</text:p>
          </table:table-cell>
          <table:table-cell table:style-name="Cena-Sequencia.A1" office:value-type="string">
            <text:p text:style-name="P32">Reação</text:p>
          </table:table-cell>
          <table:table-cell table:style-name="Cena-Sequencia.A1" office:value-type="string">
            <text:p text:style-name="P29"/>
          </table:table-cell>
          <table:table-cell table:style-name="Cena-Sequencia.D6" office:value-type="string">
            <text:p text:style-name="P30">Ação</text:p>
          </table:table-cell>
          <table:table-cell table:style-name="Cena-Sequencia.E6" office:value-type="string">
            <text:p text:style-name="P29"/>
          </table:table-cell>
          <table:table-cell table:style-name="Cena-Sequencia.A1" office:value-type="string">
            <text:p text:style-name="P32">Reação</text:p>
          </table:table-cell>
          <table:table-cell table:style-name="Cena-Sequencia.G6" office:value-type="string">
            <text:p text:style-name="P30">Ação</text:p>
          </table:table-cell>
          <table:table-cell table:style-name="Cena-Sequencia.H6" office:value-type="string">
            <text:p text:style-name="P29"/>
          </table:table-cell>
          <table:table-cell table:style-name="Cena-Sequencia.A1" office:value-type="string">
            <text:p text:style-name="P32"/>
          </table:table-cell>
          <table:table-cell table:style-name="Cena-Sequencia.A1" office:value-type="string">
            <text:p text:style-name="P30">Ação</text:p>
          </table:table-cell>
          <table:covered-table-cell table:style-name="Cena-Sequencia.K6"/>
        </table:table-row>
      </table:table>
      <text:p text:style-name="P50"/>
      <text:p text:style-name="P91">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74" text:outline-level="3"><draw:custom-shape text:anchor-type="paragraph" draw:z-index="34" draw:name="Shape 11" draw:style-name="gr2" draw:text-style-name="P184" svg:width="0.618cm" svg:height="21.16cm" svg:x="15.702cm" svg:y="-1cm"><text:p/><draw:enhanced-geometry svg:viewBox="0 0 21600 21600" draw:mirror-horizontal="false" draw:mirror-vertical="false" draw:type="rectangle" draw:enhanced-path="M 0 0 L 21600 0 21600 21600 0 21600 0 0 Z N"/></draw:custom-shape><text:bookmark-start text:name="__RefHeading___Toc1431_3064034263"/><text:soft-page-break/>Teste<text:span text:style-name="T17">s e </text:span><text:span text:style-name="T82">Disputas</text:span><text:bookmark-end text:name="__RefHeading___Toc1431_3064034263"/></text:h>
      <text:p text:style-name="P51"/>
      <text:p text:style-name="P68">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67"/>
      <text:p text:style-name="P92">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51"><draw:frame text:anchor-type="paragraph" draw:z-index="15" draw:name="Text Frame 6" draw:style-name="gr13" draw:text-style-name="P186" svg:width="12.172cm" svg:height="8.709cm" svg:x="-0.004cm" svg:y="0.448cm"><draw:text-box><text:p><text:span text:style-name="T221"><text:s/></text:span></text:p><text:p><text:span text:style-name="T221"><text:s text:c="5"/></text:span></text:p></draw:text-box></draw:frame></text:p>
      <text:h text:style-name="P174" text:outline-level="3"><draw:custom-shape text:anchor-type="paragraph" draw:z-index="33" draw:name="Shape 10" draw:style-name="gr2" draw:text-style-name="P184" svg:width="0.618cm" svg:height="21.16cm" svg:x="-1.3cm" svg:y="-1cm"><text:p/><draw:enhanced-geometry svg:viewBox="0 0 21600 21600" draw:mirror-horizontal="false" draw:mirror-vertical="false" draw:type="rectangle" draw:enhanced-path="M 0 0 L 21600 0 21600 21600 0 21600 0 0 Z N"/></draw:custom-shape><text:bookmark-start text:name="__RefHeading___Toc1433_3064034263"/><text:soft-page-break/>Impacto<text:span text:style-name="T85">s</text:span><text:bookmark-end text:name="__RefHeading___Toc1433_3064034263"/></text:h>
      <text:p text:style-name="P48"/>
      <text:p text:style-name="P94"><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7">tanto </text:span><text:span text:style-name="T86">dados de sucesso </text:span><text:span text:style-name="T207">como</text:span><text:span text:style-name="T86"> dados de falha. <text:s/></text:span><text:span text:style-name="T207">As</text:span><text:span text:style-name="T86"> reação contra</text:span><text:span text:style-name="T97">ria</text:span><text:span text:style-name="T207">s a ação adicionam dados de falha, e as reações</text:span><text:span text:style-name="T86"> favor</text:span><text:span text:style-name="T97">áve</text:span><text:span text:style-name="T207">is adicionam dados de sucesso</text:span><text:span text:style-name="T86">.</text:span></text:p>
      <text:p text:style-name="P94"/>
      <text:p text:style-name="P94"><draw:g text:anchor-type="paragraph" draw:z-index="2" draw:name="DrawObject 1" draw:style-name="gr18"><draw:custom-shape draw:name="Shape 28" draw:style-name="gr26" draw:text-style-name="P184" svg:width="13.636cm" svg:height="6.353cm" svg:x="-1.679cm" svg:y="3.127cm"><text:p/><draw:enhanced-geometry svg:viewBox="0 0 21600 21600" draw:path-stretchpoint-x="10800" draw:path-stretchpoint-y="10800" draw:text-areas="?f3 ?f4 ?f5 ?f6" draw:mirror-horizontal="fals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5" draw:style-name="gr20" draw:text-style-name="P183" svg:width="0.66cm" svg:height="1.245cm" svg:x="-1.097cm" svg:y="2.418cm" svg:viewBox="0 0 661 1246" svg:d="M21 0c53 272 147 668 420 675 575 14-164 357-132 571l-177-260-132-207z"><text:p/></draw:path><draw:path draw:name="Bézier curve 6" draw:style-name="gr20" draw:text-style-name="P183" svg:width="0.66cm" svg:height="1.242cm" draw:transform="skewX (0.0523598775598299) rotate (-3.14159265358979) translate (-0.439416487116401cm 10.1773915507159cm)" svg:viewBox="0 0 661 1243" svg:d="M639 0c-53 271-146 667-419 674-575 14 164 356 132 569l177-259 132-207z"><text:p/></draw:path></draw:g><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48"/>
      <table:table table:name="Exempl-Impacto" table:style-name="Exempl-Impacto">
        <table:table-column table:style-name="Exempl-Impacto.A"/>
        <table:table-row>
          <table:table-cell table:style-name="Exempl-Impacto.A1" office:value-type="string">
            <text:p text:style-name="P26"><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26"><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27"><text:span text:style-name="T51">Testando a Ação .:</text:span> O jogador rola 4d6 dois de cada cor para o teste, e soma os dados de mesma cor, os dados azuis somam 5 para o sucesso, e os dados amarelos somam 6 para a falha.</text:p>
            <text:p text:style-name="P27"><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21"/>
      <text:h text:style-name="P174" text:outline-level="3"><text:bookmark-start text:name="__RefHeading___Toc1435_3064034263"/>Traços<text:bookmark-end text:name="__RefHeading___Toc1435_3064034263"/></text:h>
      <text:p text:style-name="P122"/>
      <text:p text:style-name="P95">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77"><draw:custom-shape text:anchor-type="paragraph" draw:z-index="36" draw:name="Shape 13" draw:style-name="gr2" draw:text-style-name="P184" svg:width="0.618cm" svg:height="21.16cm" svg:x="14.702cm" svg:y="-1.334cm"><text:p/><draw:enhanced-geometry svg:viewBox="0 0 21600 21600" draw:mirror-horizontal="false" draw:mirror-vertical="false" draw:type="rectangle" draw:enhanced-path="M 0 0 L 21600 0 21600 21600 0 21600 0 0 Z N"/></draw:custom-shape><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52"/>
      <table:table table:name="Traços-Exemplo" table:style-name="Traços-Exemplo">
        <table:table-column table:style-name="Traços-Exemplo.A"/>
        <table:table-column table:style-name="Traços-Exemplo.B"/>
        <table:table-row>
          <table:table-cell table:style-name="Traços-Exemplo.A1" office:value-type="string">
            <text:p text:style-name="P20">Traço</text:p>
          </table:table-cell>
          <table:table-cell table:style-name="Traços-Exemplo.A1" office:value-type="string">
            <text:p text:style-name="P20">Descrição</text:p>
          </table:table-cell>
        </table:table-row>
        <table:table-row>
          <table:table-cell table:style-name="Traços-Exemplo.A2" office:value-type="string">
            <text:p text:style-name="P17">Atento a Tudo</text:p>
          </table:table-cell>
          <table:table-cell table:style-name="Traços-Exemplo.A1" office:value-type="string">
            <text:p text:style-name="P16">Preparado para manter seu posto de observação por longos períodos de tempo.</text:p>
          </table:table-cell>
        </table:table-row>
        <table:table-row>
          <table:table-cell table:style-name="Traços-Exemplo.A2" office:value-type="string">
            <text:p text:style-name="P17">Corpulento</text:p>
          </table:table-cell>
          <table:table-cell table:style-name="Traços-Exemplo.A1" office:value-type="string">
            <text:p text:style-name="P16">Força acima da média, dificuldade em realizar movimentos sorrateiros.</text:p>
          </table:table-cell>
        </table:table-row>
        <table:table-row>
          <table:table-cell table:style-name="Traços-Exemplo.A2" office:value-type="string">
            <text:p text:style-name="P17">Divida com o Feudo</text:p>
          </table:table-cell>
          <table:table-cell table:style-name="Traços-Exemplo.A1" office:value-type="string">
            <text:p text:style-name="P16">Não pode deixar o feudo antes de pagar suas dividas, conhece cada canto do feudo em detalhe.</text:p>
          </table:table-cell>
        </table:table-row>
      </table:table>
      <text:p text:style-name="P52"/>
      <text:p text:style-name="P81"><draw:g text:anchor-type="paragraph" draw:z-index="7" draw:name="DrawObject 6" draw:style-name="gr18"><draw:custom-shape draw:name="Shape 29" draw:style-name="gr19" draw:text-style-name="P184" svg:width="13.636cm" svg:height="4.382cm" svg:x="0.367cm" svg:y="-4.744cm"><text:p/><draw:enhanced-geometry svg:viewBox="0 0 21600 21600" draw:path-stretchpoint-x="10800" draw:path-stretchpoint-y="10800" draw:text-areas="?f3 ?f4 ?f5 ?f6" draw:mirror-horizontal="tru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7" draw:style-name="gr20" draw:text-style-name="P183" svg:width="0.66cm" svg:height="0.858cm" svg:x="12.758cm" svg:y="-5.233cm" svg:viewBox="0 0 661 859" svg:d="M640 0c-53 188-147 461-420 465-575 10 164 247 132 394l176-179 133-143z"><text:p/></draw:path><draw:path draw:name="Bézier curve 8" draw:style-name="gr20" draw:text-style-name="P183" svg:width="0.66cm" svg:height="0.857cm" draw:transform="skewX (-0.0759218224617533) rotate (-3.14159265358979) translate (13.4234612578542cm 0.118009965872288cm)" svg:viewBox="0 0 661 858" svg:d="M22 0c52 187 146 460 419 465 575 9-164 245-133 393l-176-179-132-143z"><text:p/></draw:path></draw:g>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80"/>
      <text:h text:style-name="P174" text:outline-level="3"><text:bookmark-start text:name="__RefHeading___Toc1437_3064034263"/>Equipamentos<text:bookmark-end text:name="__RefHeading___Toc1437_3064034263"/></text:h>
      <text:p text:style-name="P51"/>
      <text:p text:style-name="P96">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96"/>
      <text:p text:style-name="P97"><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53"/>
      <text:p text:style-name="P78"><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75"/>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24">Equipamento</text:p>
          </table:table-cell>
          <table:table-cell table:style-name="Equipamentos-Exemplo.A1" office:value-type="string">
            <text:p text:style-name="P19">Descrição</text:p>
          </table:table-cell>
        </table:table-row>
        <table:table-row>
          <table:table-cell table:style-name="Equipamentos-Exemplo.A2" office:value-type="string">
            <text:p text:style-name="P10">Espada Curta</text:p>
          </table:table-cell>
          <table:table-cell table:style-name="Equipamentos-Exemplo.A1" office:value-type="string">
            <text:p text:style-name="P10">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0">Tocha</text:p>
          </table:table-cell>
          <table:table-cell table:style-name="Equipamentos-Exemplo.A1" office:value-type="string">
            <text:p text:style-name="P10">Ilumina as noites escuras, indispensável para quem pretende realizar longas vigílias. <text:span text:style-name="T151">Custa 5 moedas.</text:span></text:p>
          </table:table-cell>
        </table:table-row>
        <table:table-row>
          <table:table-cell table:style-name="Equipamentos-Exemplo.A2" office:value-type="string">
            <text:p text:style-name="P10"><draw:g text:anchor-type="paragraph" draw:z-index="3" draw:name="DrawObject 2" draw:style-name="gr18"><draw:custom-shape draw:name="Shape 1" draw:style-name="gr25" draw:text-style-name="P190" svg:width="13.637cm" svg:height="4.762cm" svg:x="-1.397cm" svg:y="-3.593cm"><text:p/><draw:enhanced-geometry svg:viewBox="0 0 21600 21600" draw:mirror-horizontal="false" draw:mirror-vertical="false" draw:path-stretchpoint-x="10800" draw:path-stretchpoint-y="10800" draw:text-areas="?f3 ?f4 ?f5 ?f6"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 draw:style-name="gr20" draw:text-style-name="P191" svg:width="0.66cm" svg:height="0.932cm" svg:x="-0.816cm" svg:y="-4.125cm" svg:viewBox="0 0 661 933" svg:d="M21 0c53 204 147 500 420 505 575 11-164 268-132 428l-177-194-132-156z"><text:p/></draw:path><draw:path draw:name="Bézier curve 2" draw:style-name="gr20" draw:text-style-name="P191" svg:width="0.66cm" svg:height="0.93cm" draw:transform="skewX (0.0699877030049726) rotate (-3.14159265358979) translate (-0.158106284185398cm 1.68936941895673cm)" svg:viewBox="0 0 661 931" svg:d="M639 0c-53 203-146 500-419 505-575 10 164 267 132 426l177-194 132-155z"><text:p/></draw:path></draw:g>Chave da Muralha</text:p>
          </table:table-cell>
          <table:table-cell table:style-name="Equipamentos-Exemplo.A1" office:value-type="string">
            <text:p text:style-name="P10">Permite acessar os diferentes setores da muralha, e a sala de mecanismos do portão. <text:span text:style-name="T152">Não pode ser comprada.</text:span></text:p>
          </table:table-cell>
        </table:table-row>
      </table:table>
      <text:p text:style-name="P76"/>
      <text:p text:style-name="P84"><draw:frame text:anchor-type="paragraph" draw:z-index="24" draw:name="Text Frame 14" draw:style-name="gr4" draw:text-style-name="P186" svg:width="12.156cm" svg:height="1.306cm" svg:x="0.035cm" svg:y="1.909cm"><draw:text-box><text:p><text:span text:style-name="T221"><text:s/></text:span></text:p><text:p><text:span text:style-name="T221"><text:s text:c="5"/></text:span></text:p></draw:text-box></draw:frame>Os equipamentos disponíveis aos personagens varia de acordo com o cenário utilizado para a história, em cenários medievais realistas não existiam metralhadoras e granadas.</text:p>
      <text:p text:style-name="P83"/>
      <text:h text:style-name="P176" text:outline-level="3"><text:bookmark-start text:name="__RefHeading___Toc1439_3064034263"/>Efeitos<text:bookmark-end text:name="__RefHeading___Toc1439_3064034263"/></text:h>
      <text:p text:style-name="P51"/>
      <text:p text:style-name="P98"><draw:custom-shape text:anchor-type="paragraph" draw:z-index="35" draw:name="Shape 12" draw:style-name="gr2" draw:text-style-name="P184" svg:width="0.618cm" svg:height="21.16cm" svg:x="-1.3cm" svg:y="-1cm"><text:p/><draw:enhanced-geometry svg:viewBox="0 0 21600 21600" draw:mirror-horizontal="false" draw:mirror-vertical="false" draw:type="rectangle" draw:enhanced-path="M 0 0 L 21600 0 21600 21600 0 21600 0 0 Z N"/></draw:custom-shape><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98"/>
      <text:p text:style-name="P98"><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98"/>
      <text:p text:style-name="P79"><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1">Efeito</text:p>
          </table:table-cell>
          <table:table-cell table:style-name="Efeitos-Exemplo.A1" office:value-type="string">
            <text:p text:style-name="P18">Descrição</text:p>
          </table:table-cell>
        </table:table-row>
        <table:table-row>
          <table:table-cell table:style-name="Efeitos-Exemplo.A2" office:value-type="string">
            <text:p text:style-name="P2">Com Fome</text:p>
          </table:table-cell>
          <table:table-cell table:style-name="Efeitos-Exemplo.A1" office:value-type="string">
            <text:p text:style-name="P3">E<text:span text:style-name="T202">n</text:span>quanto não se alimentar não poderá realizar tarefas pesadas de modo eficaz.</text:p>
          </table:table-cell>
        </table:table-row>
        <table:table-row>
          <table:table-cell table:style-name="Efeitos-Exemplo.A2" office:value-type="string">
            <text:p text:style-name="P2">Ferido Levemente</text:p>
          </table:table-cell>
          <table:table-cell table:style-name="Efeitos-Exemplo.A1" office:value-type="string">
            <text:p text:style-name="P3">Corte ou lesão de pouca importância, não afeta as capacidades do personagem, mas requer repouso.</text:p>
          </table:table-cell>
        </table:table-row>
        <table:table-row>
          <table:table-cell table:style-name="Efeitos-Exemplo.A2" office:value-type="string">
            <text:p text:style-name="P2">Benção do Fogo</text:p>
          </table:table-cell>
          <table:table-cell table:style-name="Efeitos-Exemplo.A1" office:value-type="string">
            <text:p text:style-name="P3">Graça dada aos vigias pelos sacerdotes do fogo, <text:span text:style-name="T137">a </text:span>tocha na mão de um abençoado não <text:span text:style-name="T137">apaga por nada.</text:span></text:p>
          </table:table-cell>
        </table:table-row>
      </table:table>
      <text:p text:style-name="P124"/>
      <text:p text:style-name="P160"><draw:g text:anchor-type="paragraph" draw:z-index="8" draw:name="DrawObject 7" draw:style-name="gr18"><draw:custom-shape draw:name="Shape 33" draw:style-name="gr19" draw:text-style-name="P184" svg:width="13.636cm" svg:height="4.382cm" svg:x="0.367cm" svg:y="-4.824cm"><text:p/><draw:enhanced-geometry svg:viewBox="0 0 21600 21600" draw:path-stretchpoint-x="10800" draw:path-stretchpoint-y="10800" draw:text-areas="?f3 ?f4 ?f5 ?f6" draw:mirror-horizontal="tru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5" draw:style-name="gr20" draw:text-style-name="P183" svg:width="0.66cm" svg:height="0.858cm" svg:x="12.758cm" svg:y="-5.313cm" svg:viewBox="0 0 661 859" svg:d="M640 0c-53 188-147 461-420 465-575 10 164 247 132 394l176-179 133-143z"><text:p/></draw:path><draw:path draw:name="Bézier curve 16" draw:style-name="gr20" draw:text-style-name="P183" svg:width="0.66cm" svg:height="0.857cm" draw:transform="skewX (-0.0759218224617533) rotate (-3.14159265358979) translate (13.4234612578542cm 0.0376349658722878cm)" svg:viewBox="0 0 661 858" svg:d="M22 0c52 187 146 460 419 465 575 9-164 245-133 393l-176-179-132-143z"><text:p/></draw:path></draw:g>Efeitos são definidos para cada cenário de jogo. Por exemplo, em histórias de horror é comum tratar condições como loucura e pavor. Contudo em cenários de gerra, ferimentos e motivação são condições que aparecem com maior frequência.</text:p>
      <text:p text:style-name="P125"/>
      <text:h text:style-name="P173" text:outline-level="2"><draw:custom-shape text:anchor-type="paragraph" draw:z-index="37" draw:name="Shape 15" draw:style-name="gr2" draw:text-style-name="P184"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1_3064034263"/>Mecânicas do Jogo<text:bookmark-end text:name="__RefHeading___Toc1441_3064034263"/></text:h>
      <text:p text:style-name="P87"/>
      <text:p text:style-name="P99">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26"/>
      <text:h text:style-name="P174" text:outline-level="3"><text:bookmark-start text:name="__RefHeading___Toc1443_3064034263"/>Criação de Personagens<text:bookmark-end text:name="__RefHeading___Toc1443_3064034263"/></text:h>
      <text:p text:style-name="P47"/>
      <text:p text:style-name="P69">Os personagens são criados iniciando pelos <text:span text:style-name="T56">traços. O jogador escolhe </text:span><text:span text:style-name="T208">para seu personagem</text:span><text:span text:style-name="T56"> </text:span><text:span text:style-name="T208">um número de</text:span><text:span text:style-name="T56"> traços </text:span><text:span text:style-name="T208">determinado pelo mestre</text:span><text:span text:style-name="T56">. Em seguida </text:span><text:span text:style-name="T167">o mestre </text:span><text:span text:style-name="T208">estipula</text:span><text:span text:style-name="T167"> </text:span><text:span text:style-name="T208">as moedas iniciais ou </text:span><text:span text:style-name="T167">quantos d6</text:span><text:span text:style-name="T127"> </text:span><text:span text:style-name="T167">serão jogados para definir </text:span><text:span text:style-name="T208">o número de moedas</text:span><text:span text:style-name="T167"> de cada</text:span><text:span text:style-name="T56"> jogado</text:span><text:span text:style-name="T167">r.</text:span><text:span text:style-name="T56"> </text:span><text:span text:style-name="T209">A</text:span><text:span text:style-name="T56"> soma dos </text:span><text:span text:style-name="T208">dados,</text:span><text:span text:style-name="T56"> </text:span><text:span text:style-name="T208">que cada jogador </text:span><text:span text:style-name="T209">obtém,</text:span><text:span text:style-name="T208"> </text:span><text:span text:style-name="T56">corresponde</text:span><text:span text:style-name="T209">m</text:span><text:span text:style-name="T56"> </text:span><text:span text:style-name="T167">a quantidade de moedas iniciais d</text:span><text:span text:style-name="T208">e seus personagens.</text:span><text:span text:style-name="T56"> </text:span><text:span text:style-name="T209">O</text:span><text:span text:style-name="T58"> jogador </text:span><text:span text:style-name="T56">pode usa</text:span><text:span text:style-name="T58">r essas moedas</text:span><text:span text:style-name="T56"> para comprar </text:span><text:span text:style-name="T58">os</text:span><text:span text:style-name="T56"> equipamentos </text:span><text:span text:style-name="T58">do personagem ou manter as moedas para </text:span><text:soft-page-break/><text:span text:style-name="T58">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69"/>
      <text:h text:style-name="P174" text:outline-level="3"><text:bookmark-start text:name="__RefHeading___Toc1445_3064034263"/>Evolução dos Personagens<text:bookmark-end text:name="__RefHeading___Toc1445_3064034263"/></text:h>
      <text:p text:style-name="P47"/>
      <text:p text:style-name="P69"><draw:custom-shape text:anchor-type="paragraph" draw:z-index="38" draw:name="Shape 14" draw:style-name="gr2" draw:text-style-name="P184" svg:width="0.618cm" svg:height="21.16cm" svg:x="-1.3cm" svg:y="-1cm"><text:p/><draw:enhanced-geometry svg:viewBox="0 0 21600 21600" draw:mirror-horizontal="false" draw:mirror-vertical="false" draw:type="rectangle" draw:enhanced-path="M 0 0 L 21600 0 21600 21600 0 21600 0 0 Z N"/></draw:custom-shape><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57"><draw:frame text:anchor-type="paragraph" draw:z-index="17" draw:name="Text Frame 5" draw:style-name="gr11" draw:text-style-name="P186" svg:width="12.159cm" svg:height="9.635cm" svg:x="0.009cm" svg:y="0.418cm"><draw:text-box><text:p><text:span text:style-name="T221"><text:s/></text:span></text:p><text:p><text:span text:style-name="T221"><text:s text:c="5"/></text:span></text:p></draw:text-box></draw:frame></text:p>
      <text:p text:style-name="P69"><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9"/>
      <text:p text:style-name="P100"><draw:custom-shape text:anchor-type="paragraph" draw:z-index="40" draw:name="Shape 17" draw:style-name="gr2" draw:text-style-name="P184" svg:width="0.618cm" svg:height="21.16cm" svg:x="13.035cm" svg:y="-1cm"><text:p/><draw:enhanced-geometry svg:viewBox="0 0 21600 21600" draw:mirror-horizontal="false" draw:mirror-vertical="false" draw:type="rectangle" draw:enhanced-path="M 0 0 L 21600 0 21600 21600 0 21600 0 0 Z N"/></draw:custom-shape>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47"/>
      <text:h text:style-name="Heading_20_3" text:outline-level="3"><text:bookmark-start text:name="__RefHeading___Toc1451_3064034263"/>Testando Ações e Reações<text:bookmark-end text:name="__RefHeading___Toc1451_3064034263"/></text:h>
      <text:p text:style-name="P54"/>
      <text:p text:style-name="P101"><draw:g text:anchor-type="paragraph" draw:z-index="9" draw:name="DrawObject 8" draw:style-name="gr18"><draw:custom-shape draw:name="Shape 34" draw:style-name="gr21" draw:text-style-name="P184" svg:width="13.636cm" svg:height="6.444cm" svg:x="0.367cm" svg:y="4.766cm"><text:p/><draw:enhanced-geometry svg:viewBox="0 0 21600 21600" draw:path-stretchpoint-x="10800" draw:path-stretchpoint-y="10800" draw:text-areas="?f3 ?f4 ?f5 ?f6" draw:mirror-horizontal="tru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7" draw:style-name="gr20" draw:text-style-name="P183" svg:width="0.66cm" svg:height="1.263cm" svg:x="12.758cm" svg:y="4.046cm" svg:viewBox="0 0 661 1264" svg:d="M640 0c-53 276-147 678-420 685-575 14 164 362 132 579l176-263 133-211z"><text:p/></draw:path><draw:path draw:name="Bézier curve 18" draw:style-name="gr20" draw:text-style-name="P183" svg:width="0.66cm" svg:height="1.261cm" draw:transform="skewX (-0.0516617458590322) rotate (-3.14159265358979) translate (13.4234579538431cm 11.9183462855853cm)" svg:viewBox="0 0 661 1262" svg:d="M22 0c52 275 146 677 419 683 575 15-164 362-133 579l-176-263-132-211z"><text:p/></draw:path></draw:g>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27"/>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34">Etapa 1</text:p>
          </table:table-cell>
          <table:table-cell table:style-name="Squencia-do-Teste.A1" office:value-type="string">
            <text:p text:style-name="P140">A ação é proposta</text:p>
          </table:table-cell>
        </table:table-row>
        <table:table-row table:style-name="Squencia-do-Teste.1">
          <table:table-cell table:style-name="Squencia-do-Teste.A1" office:value-type="string">
            <text:p text:style-name="P134">Etapa 2</text:p>
          </table:table-cell>
          <table:table-cell table:style-name="Squencia-do-Teste.A1" office:value-type="string">
            <text:p text:style-name="P140">As reações são <text:span text:style-name="T67">declaradas a favor e contra a ação</text:span></text:p>
          </table:table-cell>
        </table:table-row>
        <table:table-row table:style-name="Squencia-do-Teste.1">
          <table:table-cell table:style-name="Squencia-do-Teste.A1" office:value-type="string">
            <text:p text:style-name="P134">Etapa 3</text:p>
          </table:table-cell>
          <table:table-cell table:style-name="Squencia-do-Teste.A1" office:value-type="string">
            <text:p text:style-name="P138">Os impactos são sugeridos para definir <text:span text:style-name="T73">o número de dados</text:span></text:p>
          </table:table-cell>
        </table:table-row>
        <table:table-row table:style-name="Squencia-do-Teste.1">
          <table:table-cell table:style-name="Squencia-do-Teste.A1" office:value-type="string">
            <text:p text:style-name="P134">Etapa 4</text:p>
          </table:table-cell>
          <table:table-cell table:style-name="Squencia-do-Teste.A1" office:value-type="string">
            <text:p text:style-name="P139">Os dados são jogados <text:span text:style-name="T73">p</text:span><text:span text:style-name="T75">ara definir os valores de sucesso e falha</text:span></text:p>
          </table:table-cell>
        </table:table-row>
        <table:table-row table:style-name="Squencia-do-Teste.1">
          <table:table-cell table:style-name="Squencia-do-Teste.A1" office:value-type="string">
            <text:p text:style-name="P134">Etapa 5</text:p>
          </table:table-cell>
          <table:table-cell table:style-name="Squencia-do-Teste.A1" office:value-type="string">
            <text:p text:style-name="P138">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1" office:value-type="string">
            <text:p text:style-name="P134">Etapa 6</text:p>
          </table:table-cell>
          <table:table-cell table:style-name="Squencia-do-Teste.A1" office:value-type="string">
            <text:p text:style-name="P138">Sucesso. A ação acontece e os efeitos são aplicados</text:p>
          </table:table-cell>
        </table:table-row>
        <table:table-row table:style-name="Squencia-do-Teste.1">
          <table:table-cell table:style-name="Squencia-do-Teste.A1" office:value-type="string">
            <text:p text:style-name="P135">Etapa 7</text:p>
          </table:table-cell>
          <table:table-cell table:style-name="Squencia-do-Teste.A1" office:value-type="string">
            <text:p text:style-name="P138">Falha. A ação fracassa e os efeitos não são aplicados</text:p>
          </table:table-cell>
        </table:table-row>
      </table:table>
      <text:p text:style-name="P65"><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65"/>
      <text:p text:style-name="P65"><draw:g text:anchor-type="paragraph" draw:z-index="4" draw:name="DrawObject 3" draw:style-name="gr18"><draw:custom-shape draw:name="Shape 30" draw:style-name="gr24" draw:text-style-name="P184" svg:width="13.636cm" svg:height="4.534cm" svg:x="-1.3cm" svg:y="1.912cm"><text:p/><draw:enhanced-geometry svg:viewBox="0 0 21600 21600" draw:path-stretchpoint-x="10800" draw:path-stretchpoint-y="10800" draw:text-areas="?f3 ?f4 ?f5 ?f6" draw:mirror-horizontal="fals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9" draw:style-name="gr20" draw:text-style-name="P183" svg:width="0.66cm" svg:height="0.888cm" svg:x="-0.718cm" svg:y="1.408cm" svg:viewBox="0 0 661 889" svg:d="M21 0c53 194 147 477 420 481 575 10-164 255-132 408l-177-185-132-149z"><text:p/></draw:path><draw:path draw:name="Bézier curve 10" draw:style-name="gr20" draw:text-style-name="P183" svg:width="0.66cm" svg:height="0.886cm" draw:transform="skewX (0.0733038285837619) rotate (-3.14159265358979) translate (-0.0603991027529017cm 6.94349022947942cm)" svg:viewBox="0 0 661 887" svg:d="M639 0c-53 194-146 476-419 480-575 10 164 255 132 407l177-185 132-148z"><text:p/></draw:path></draw:g><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64"/>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35">Impactos Causados</text:p>
          </table:table-cell>
          <table:covered-table-cell/>
          <table:table-cell table:style-name="Impactos-Causados.C1" office:value-type="string">
            <text:p text:style-name="P151">Jogador 1 (J1)</text:p>
          </table:table-cell>
          <table:table-cell table:style-name="Impactos-Causados.C1" office:value-type="string">
            <text:p text:style-name="P151">Mestre <text:span text:style-name="T66">(M)</text:span></text:p>
          </table:table-cell>
        </table:table-row>
        <table:table-row table:style-name="Impactos-Causados.1">
          <table:covered-table-cell table:style-name="Impactos-Causados.A2"/>
          <table:covered-table-cell/>
          <table:table-cell table:style-name="Impactos-Causados.C2" office:value-type="string">
            <text:p text:style-name="P152">Ação</text:p>
          </table:table-cell>
          <table:table-cell table:style-name="Impactos-Causados.C2" office:value-type="string">
            <text:p text:style-name="P152">Ação</text:p>
          </table:table-cell>
        </table:table-row>
        <table:table-row table:style-name="Impactos-Causados.1">
          <table:covered-table-cell table:style-name="Impactos-Causados.A2"/>
          <table:covered-table-cell/>
          <table:table-cell table:style-name="Impactos-Causados.C1" office:value-type="string">
            <text:p text:style-name="P152">J1 <text:span text:style-name="T81">adiciona dados de sucesso</text:span></text:p>
          </table:table-cell>
          <table:table-cell table:style-name="Impactos-Causados.C1" office:value-type="string">
            <text:p text:style-name="P153">M <text:span text:style-name="T81">adiciona dados de sucesso</text:span></text:p>
          </table:table-cell>
        </table:table-row>
        <table:table-row table:style-name="Impactos-Causados.1">
          <table:table-cell table:style-name="Impactos-Causados.A4" office:value-type="string">
            <text:p text:style-name="P150">Jogador 2 (J2)</text:p>
          </table:table-cell>
          <table:table-cell table:style-name="Impactos-Causados.A4" office:value-type="string">
            <text:p text:style-name="P150">Reação Contraria</text:p>
          </table:table-cell>
          <table:table-cell table:style-name="Impactos-Causados.C4" office:value-type="string">
            <text:p text:style-name="P154">J2 <text:span text:style-name="T81">adiciona dados de falha</text:span></text:p>
          </table:table-cell>
          <table:table-cell table:style-name="Impactos-Causados.D4" office:value-type="string">
            <text:p text:style-name="P153">J2 <text:span text:style-name="T81">adiciona dados de falha</text:span></text:p>
          </table:table-cell>
        </table:table-row>
        <table:table-row table:style-name="Impactos-Causados.1">
          <table:table-cell table:style-name="Impactos-Causados.A5" office:value-type="string">
            <text:p text:style-name="P149">Jogador 3 (J3)</text:p>
          </table:table-cell>
          <table:table-cell table:style-name="Impactos-Causados.A5" office:value-type="string">
            <text:p text:style-name="P150">Reação a Favor</text:p>
          </table:table-cell>
          <table:table-cell table:style-name="Impactos-Causados.C4" office:value-type="string">
            <text:p text:style-name="P154">J3 <text:span text:style-name="T81">adiciona dados de sucesso</text:span></text:p>
          </table:table-cell>
          <table:table-cell table:style-name="Impactos-Causados.D4" office:value-type="string">
            <text:p text:style-name="P153">J3 <text:span text:style-name="T81">adiciona dados de sucesso</text:span></text:p>
          </table:table-cell>
        </table:table-row>
        <table:table-row table:style-name="Impactos-Causados.1">
          <table:table-cell table:style-name="Impactos-Causados.D4" table:number-rows-spanned="2" office:value-type="string">
            <text:p text:style-name="P150">Mestre <text:span text:style-name="T66">(M)</text:span></text:p>
          </table:table-cell>
          <table:table-cell table:style-name="Impactos-Causados.D4" office:value-type="string">
            <text:p text:style-name="P150">Reação Contraria</text:p>
          </table:table-cell>
          <table:table-cell table:style-name="Impactos-Causados.C4" office:value-type="string">
            <text:p text:style-name="P148">M <text:span text:style-name="T81">adiciona dados de falha</text:span></text:p>
          </table:table-cell>
          <table:table-cell table:style-name="Impactos-Causados.A4" table:number-rows-spanned="2" office:value-type="string">
            <text:p text:style-name="P151">Não é testado o mestre decide</text:p>
          </table:table-cell>
        </table:table-row>
        <table:table-row table:style-name="Impactos-Causados.1">
          <table:covered-table-cell table:style-name="Impactos-Causados.D4"/>
          <table:table-cell table:style-name="Impactos-Causados.D4" office:value-type="string">
            <text:p text:style-name="P150">Reação a Favor</text:p>
          </table:table-cell>
          <table:table-cell table:style-name="Impactos-Causados.C4" office:value-type="string">
            <text:p text:style-name="P148">M <text:span text:style-name="T81">adiciona dados de sucesso</text:span></text:p>
          </table:table-cell>
          <table:covered-table-cell table:style-name="Impactos-Causados.A4"/>
        </table:table-row>
      </table:table>
      <text:h text:style-name="P178" text:outline-level="3"/>
      <text:h text:style-name="P178" text:outline-level="3"><text:bookmark-start text:name="__RefHeading___Toc1447_3064034263"/>Jogando Dados<text:bookmark-end text:name="__RefHeading___Toc1447_3064034263"/></text:h>
      <text:p text:style-name="P47"/>
      <text:p text:style-name="P102"><draw:custom-shape text:anchor-type="paragraph" draw:z-index="39" draw:name="Shape 16" draw:style-name="gr2" draw:text-style-name="P184" svg:width="0.618cm" svg:height="21.16cm" svg:x="-1.633cm" svg:y="-1cm"><text:p/><draw:enhanced-geometry svg:viewBox="0 0 21600 21600" draw:mirror-horizontal="false" draw:mirror-vertical="false" draw:type="rectangle" draw:enhanced-path="M 0 0 L 21600 0 21600 21600 0 21600 0 0 Z N"/></draw:custom-shape>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66"><draw:frame text:anchor-type="paragraph" draw:z-index="20" draw:name="Text Frame 10" draw:style-name="gr8" draw:text-style-name="P186" svg:width="12.156cm" svg:height="2.839cm" svg:x="0.035cm" svg:y="0.552cm"><draw:text-box><text:p><text:span text:style-name="T221"><text:s/></text:span></text:p><text:p><text:span text:style-name="T221"><text:s text:c="5"/></text:span></text:p></draw:text-box></draw:frame></text:p>
      <text:h text:style-name="Heading_20_3" text:outline-level="3"><draw:custom-shape text:anchor-type="paragraph" draw:z-index="42" draw:name="Shape 18" draw:style-name="gr2" draw:text-style-name="P184"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49_3064034263"/><text:soft-page-break/>Disputa de <text:span text:style-name="T82">Ordem</text:span><text:bookmark-end text:name="__RefHeading___Toc1449_3064034263"/></text:h>
      <text:p text:style-name="P60"/>
      <text:p text:style-name="P93">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93"/>
      <text:p text:style-name="P93"><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93"/>
      <text:p text:style-name="P93"><draw:frame text:anchor-type="paragraph" draw:z-index="21" draw:name="Text Frame 11" draw:style-name="gr7" draw:text-style-name="P186" svg:width="12.143cm" svg:height="7.466cm" svg:x="0.005cm" svg:y="3.752cm"><draw:text-box><text:p><text:span text:style-name="T221"><text:s/></text:span></text:p><text:p><text:span text:style-name="T221"><text:s text:c="5"/></text:span></text:p></draw:text-box></draw:frame><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61"/>
      <text:p text:style-name="P62"><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120"><draw:g text:anchor-type="paragraph" draw:z-index="5" draw:name="DrawObject 4" draw:style-name="gr18"><draw:custom-shape draw:name="Shape 31" draw:style-name="gr23" draw:text-style-name="P184" svg:width="13.636cm" svg:height="4.612cm" svg:x="-1.3cm" svg:y="0.499cm"><text:p/><draw:enhanced-geometry svg:viewBox="0 0 21600 21600" draw:path-stretchpoint-x="10800" draw:path-stretchpoint-y="10800" draw:text-areas="?f3 ?f4 ?f5 ?f6" draw:mirror-horizontal="fals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1" draw:style-name="gr20" draw:text-style-name="P183" svg:width="0.66cm" svg:height="0.903cm" svg:x="-0.718cm" svg:y="-0.016cm" svg:viewBox="0 0 661 904" svg:d="M21 0c53 197 147 485 420 490 575 10-164 259-132 414l-177-188-132-151z"><text:p/></draw:path><draw:path draw:name="Bézier curve 12" draw:style-name="gr20" draw:text-style-name="P183" svg:width="0.66cm" svg:height="0.902cm" draw:transform="skewX (0.0720820981073658) rotate (-3.14159265358979) translate (-0.0604191878175337cm 5.61604269260501cm)" svg:viewBox="0 0 661 903" svg:d="M639 0c-53 197-146 484-419 489-575 10 164 259 132 414l177-188 132-151z"><text:p/></draw:path></draw:g></text:p>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A1" office:value-type="string">
            <text:p text:style-name="P132">P1</text:p>
          </table:table-cell>
          <table:table-cell table:style-name="Atencao-e-Reflexo.A1" office:value-type="string">
            <text:p text:style-name="P132">P2</text:p>
          </table:table-cell>
          <table:table-cell table:style-name="Atencao-e-Reflexo.A1" office:value-type="string">
            <text:p text:style-name="P132">P3</text:p>
          </table:table-cell>
        </table:table-row>
        <table:table-row table:style-name="Atencao-e-Reflexo.2">
          <table:table-cell table:style-name="Atencao-e-Reflexo.A1" office:value-type="string">
            <text:p text:style-name="P133">Resultado<text:span text:style-name="T216">s </text:span><text:span text:style-name="T217">obtidos nos dados</text:span></text:p>
          </table:table-cell>
          <table:table-cell table:style-name="Atencao-e-Reflexo.A1" office:value-type="string">
            <text:p text:style-name="P12"><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14">resultado 5 – 2 = 3</text:p>
          </table:table-cell>
          <table:table-cell table:style-name="Atencao-e-Reflexo.A1" office:value-type="string">
            <text:p text:style-name="P12"><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A1" office:value-type="string">
            <text:p text:style-name="P13"><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14">resultado 4 – 8 = -4</text:p>
          </table:table-cell>
        </table:table-row>
        <table:table-row table:style-name="Atencao-e-Reflexo.1">
          <table:table-cell table:style-name="Atencao-e-Reflexo.A1" office:value-type="string">
            <text:p text:style-name="P131">Ordem <text:span text:style-name="T217">final de disputa</text:span></text:p>
          </table:table-cell>
          <table:table-cell table:style-name="Atencao-e-Reflexo.A1" office:value-type="string">
            <text:p text:style-name="P145"><draw:line text:anchor-type="paragraph" draw:z-index="25" draw:name="Horizontal line 1" draw:style-name="gr3" draw:text-style-name="P185" svg:x1="0.171cm" svg:y1="0.309cm" svg:x2="9.352cm" svg:y2="0.309cm"><text:p/></draw:line>P2 <text:span text:style-name="T159">(10)</text:span></text:p>
          </table:table-cell>
          <table:table-cell table:style-name="Atencao-e-Reflexo.A1" office:value-type="string">
            <text:p text:style-name="P137">P1 <text:span text:style-name="T159">(3)</text:span></text:p>
          </table:table-cell>
          <table:table-cell table:style-name="Atencao-e-Reflexo.A1" office:value-type="string">
            <text:p text:style-name="P137">P3 <text:span text:style-name="T159">(-4)</text:span><text:span text:style-name="T214"/></text:p>
          </table:table-cell>
        </table:table-row>
      </table:table>
      <text:p text:style-name="P126"/>
      <text:p text:style-name="P103"><draw:custom-shape text:anchor-type="paragraph" draw:z-index="41" draw:name="Shape 19" draw:style-name="gr2" draw:text-style-name="P184" svg:width="0.618cm" svg:height="21.16cm" svg:x="-1.3cm" svg:y="-1cm"><text:p/><draw:enhanced-geometry svg:viewBox="0 0 21600 21600" draw:mirror-horizontal="false" draw:mirror-vertical="false" draw:type="rectangle" draw:enhanced-path="M 0 0 L 21600 0 21600 21600 0 21600 0 0 Z N"/></draw:custom-shape><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3"/>
      <text:p text:style-name="P103"><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63"/>
      <text:p text:style-name="P63"><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h text:style-name="P177" text:outline-level="3"><draw:custom-shape text:anchor-type="paragraph" draw:z-index="44" draw:name="Shape 21" draw:style-name="gr2" draw:text-style-name="P184" svg:width="0.618cm" svg:height="21.16cm" svg:x="15.369cm" svg:y="-1cm"><text:p/><draw:enhanced-geometry svg:viewBox="0 0 21600 21600" draw:mirror-horizontal="false" draw:mirror-vertical="false" draw:type="rectangle" draw:enhanced-path="M 0 0 L 21600 0 21600 21600 0 21600 0 0 Z N"/></draw:custom-shape><text:bookmark-start text:name="__RefHeading___Toc1453_3064034263"/><text:soft-page-break/>Ações de <text:span text:style-name="T10">M</text:span>ovimento<text:bookmark-end text:name="__RefHeading___Toc1453_3064034263"/></text:h>
      <text:p text:style-name="P47"/>
      <text:p text:style-name="P74">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9"/>
      <text:p text:style-name="P69">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9"/>
      <text:p text:style-name="P69">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47"/>
      <text:h text:style-name="Heading_20_3" text:outline-level="3"><text:bookmark-start text:name="__RefHeading___Toc2485_1656552529"/><text:span text:style-name="T110">Enfrentando </text:span>Desafios<text:bookmark-end text:name="__RefHeading___Toc2485_1656552529"/></text:h>
      <text:p text:style-name="Standard"/>
      <text:p text:style-name="P109">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08"/>
      <text:p text:style-name="P109"><draw:custom-shape text:anchor-type="paragraph" draw:z-index="43" draw:name="Shape 20" draw:style-name="gr2"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08"><draw:frame text:anchor-type="paragraph" draw:z-index="22" draw:name="Text Frame 12" draw:style-name="gr6" draw:text-style-name="P186" svg:width="12.172cm" svg:height="13.974cm" svg:x="0.023cm" svg:y="0.573cm"><draw:text-box><text:p><text:span text:style-name="T221"><text:s/></text:span></text:p><text:p><text:span text:style-name="T221"><text:s text:c="5"/></text:span></text:p></draw:text-box></draw:frame></text:p>
      <text:h text:style-name="Heading_20_2" text:outline-level="2"><draw:custom-shape text:anchor-type="paragraph" draw:z-index="45" draw:name="Shape 23" draw:style-name="gr2" draw:text-style-name="P184"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280_190082474"/><text:soft-page-break/>Criando Cenários<text:bookmark-end text:name="__RefHeading___Toc3280_190082474"/></text:h>
      <text:p text:style-name="P82"/>
      <text:p text:style-name="P86">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86"/>
      <text:p text:style-name="P86">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85"/>
      <text:p text:style-name="P161"><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4"/>
      <text:h text:style-name="Heading_20_3" text:outline-level="3"><draw:frame text:anchor-type="paragraph" draw:z-index="23" draw:name="Text Frame 13" draw:style-name="gr5" draw:text-style-name="P186" svg:width="12.156cm" svg:height="4.444cm" svg:x="0.023cm" svg:y="-7.149cm"><draw:text-box><text:p><text:span text:style-name="T221"><text:s/></text:span></text:p><text:p><text:span text:style-name="T221"><text:s text:c="5"/></text:span></text:p></draw:text-box></draw:frame><text:bookmark-start text:name="__RefHeading___Toc2904_1234307829"/>Novos Elementos<text:bookmark-end text:name="__RefHeading___Toc2904_1234307829"/></text:h>
      <text:p text:style-name="P113"/>
      <text:p text:style-name="P112">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62"><draw:custom-shape text:anchor-type="paragraph" draw:z-index="46" draw:name="Shape 22" draw:style-name="gr2" draw:text-style-name="P184" svg:width="0.618cm" svg:height="21.16cm" svg:x="-1.3cm" svg:y="-1cm"><text:p/><draw:enhanced-geometry svg:viewBox="0 0 21600 21600" draw:mirror-horizontal="false" draw:mirror-vertical="false" draw:type="rectangle" draw:enhanced-path="M 0 0 L 21600 0 21600 21600 0 21600 0 0 Z N"/></draw:custom-shape><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62"/>
      <text:p text:style-name="P163">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2"/>
      <text:h text:style-name="P179" text:outline-level="3" text:is-list-header="true"><text:bookmark-start text:name="__RefHeading___Toc2906_1234307829"/>Temas de Jogo<text:bookmark-end text:name="__RefHeading___Toc2906_1234307829"/></text:h>
      <text:p text:style-name="P114"/>
      <text:p text:style-name="P164"><draw:g text:anchor-type="paragraph" draw:z-index="6" draw:name="DrawObject 5" draw:style-name="gr18"><draw:custom-shape draw:name="Shape 32" draw:style-name="gr22" draw:text-style-name="P184" svg:width="13.636cm" svg:height="6.372cm" svg:x="-1.3cm" svg:y="3.644cm"><text:p/><draw:enhanced-geometry svg:viewBox="0 0 21600 21600" draw:path-stretchpoint-x="10800" draw:path-stretchpoint-y="10800" draw:text-areas="?f3 ?f4 ?f5 ?f6" draw:mirror-horizontal="fals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3" draw:style-name="gr20" draw:text-style-name="P183" svg:width="0.66cm" svg:height="1.249cm" svg:x="-0.718cm" svg:y="2.933cm" svg:viewBox="0 0 661 1250" svg:d="M21 0c53 273 147 670 420 677 575 14-164 358-132 573l-177-261-132-208z"><text:p/></draw:path><draw:path draw:name="Bézier curve 14" draw:style-name="gr20" draw:text-style-name="P183" svg:width="0.66cm" svg:height="1.246cm" draw:transform="skewX (0.0521853446346305) rotate (-3.14159265358979) translate (-0.0604098740240551cm 10.7171407635519cm)" svg:viewBox="0 0 661 1247" svg:d="M639 0c-53 272-146 669-419 676-575 14 164 357 132 571l177-259 132-208z"><text:p/></draw:path></draw:g>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4"/>
      <table:table table:name="Temas" table:style-name="Temas">
        <table:table-column table:style-name="Temas.A"/>
        <table:table-column table:style-name="Temas.B"/>
        <table:table-row>
          <table:table-cell table:style-name="Temas.A1" office:value-type="string">
            <text:p text:style-name="P22">Tema</text:p>
          </table:table-cell>
          <table:table-cell table:style-name="Temas.A1" office:value-type="string">
            <text:p text:style-name="P22">Descrição</text:p>
          </table:table-cell>
        </table:table-row>
        <table:table-row>
          <table:table-cell table:style-name="Temas.A2" office:value-type="string">
            <text:p text:style-name="P8">Fantasia Sombria</text:p>
          </table:table-cell>
          <table:table-cell table:style-name="Temas.A1" office:value-type="string">
            <text:p text:style-name="P4">Composto de florestas, desfiladeiros, vilarejos esquecidos, locais cercados de mistérios, boatos, lendas antigas e criaturas a espreita.</text:p>
          </table:table-cell>
        </table:table-row>
        <table:table-row>
          <table:table-cell table:style-name="Temas.A2" office:value-type="string">
            <text:p text:style-name="P8">Exploração Espacial</text:p>
          </table:table-cell>
          <table:table-cell table:style-name="Temas.A1" office:value-type="string">
            <text:p text:style-name="P4">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7">Horror Vitoriano</text:p>
          </table:table-cell>
          <table:table-cell table:style-name="Temas.A1" office:value-type="string">
            <text:p text:style-name="P6">Nas ruas sujas e enevoadas um assassino faz vitimas a cada noite, cabe aos jogadores perseguir e por fim a esses crimes, antes que eles mesmos sejam as vitimas.</text:p>
          </table:table-cell>
        </table:table-row>
        <table:table-row>
          <table:table-cell table:style-name="Temas.A2" office:value-type="string">
            <text:p text:style-name="P5">Conspirações</text:p>
          </table:table-cell>
          <table:table-cell table:style-name="Temas.A1" office:value-type="string">
            <text:p text:style-name="P4">Alienígenas, grupos do governo, os jogadores participa<text:span text:style-name="T212">m</text:span> de uma trama <text:span text:style-name="T172">em meio aos interesses ocultos desses grupos.</text:span></text:p>
          </table:table-cell>
        </table:table-row>
      </table:table>
      <text:h text:style-name="Heading_20_2" text:outline-level="2"><draw:custom-shape text:anchor-type="paragraph" draw:z-index="47" draw:name="Shape 25" draw:style-name="gr2" draw:text-style-name="P184" svg:width="0.618cm" svg:height="21.16cm" svg:x="14.369cm" svg:y="-1cm"><text:p/><draw:enhanced-geometry svg:viewBox="0 0 21600 21600" draw:mirror-horizontal="false" draw:mirror-vertical="false" draw:type="rectangle" draw:enhanced-path="M 0 0 L 21600 0 21600 21600 0 21600 0 0 Z N"/></draw:custom-shape><text:bookmark-start text:name="__RefHeading___Toc3377_2234988715"/><text:soft-page-break/>Aplicando as Regras<text:bookmark-end text:name="__RefHeading___Toc3377_2234988715"/></text:h>
      <text:p text:style-name="P114"/>
      <text:p text:style-name="P115">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 </text:span>para por em prática as regras de jogos em diferentes contextos, <text:span text:style-name="T215">a</text:span> história usada de exemplo é <text:span text:style-name="T199">o roubo </text:span>de uma joia por um grupo de trapaceiros de um mercador <text:span text:style-name="T199">do bazar central</text:span>.</text:p>
      <text:p text:style-name="P115"/>
      <text:h text:style-name="Heading_20_3" text:outline-level="3"><text:bookmark-start text:name="__RefHeading___Toc3379_2234988715"/>Mercador<text:span text:style-name="T185">es</text:span> e Trapaceiros <text:bookmark-end text:name="__RefHeading___Toc3379_2234988715"/></text:h>
      <text:p text:style-name="P37"/>
      <text:p text:style-name="P165"><draw:g text:anchor-type="paragraph" draw:z-index="10" draw:name="DrawObject 9" draw:style-name="gr18"><draw:custom-shape draw:name="Shape 35" draw:style-name="gr19" draw:text-style-name="P184" svg:width="13.636cm" svg:height="4.382cm" svg:x="0.367cm" svg:y="1.923cm"><text:p/><draw:enhanced-geometry svg:viewBox="0 0 21600 21600" draw:path-stretchpoint-x="10800" draw:path-stretchpoint-y="10800" draw:text-areas="?f3 ?f4 ?f5 ?f6" draw:mirror-horizontal="true" draw:mirror-vertical="false" draw:type="round-rectangle" draw:modifiers="1301.6660758596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Bézier curve 19" draw:style-name="gr20" draw:text-style-name="P183" svg:width="0.66cm" svg:height="0.858cm" svg:x="12.758cm" svg:y="1.434cm" svg:viewBox="0 0 661 859" svg:d="M640 0c-53 188-147 461-420 465-575 10 164 247 132 394l176-179 133-143z"><text:p/></draw:path><draw:path draw:name="Bézier curve 20" draw:style-name="gr20" draw:text-style-name="P183" svg:width="0.66cm" svg:height="0.857cm" draw:transform="skewX (-0.0759218224617533) rotate (-3.14159265358979) translate (13.4234612578542cm 6.78550996587229cm)" svg:viewBox="0 0 661 858" svg:d="M22 0c52 187 146 460 419 465 575 9-164 245-133 393l-176-179-132-143z"><text:p/></draw:path></draw:g><text:span text:style-name="T200">Nessa história o</text:span> mercador e os guardas do <text:span text:style-name="T194">b</text:span>azar são guiados pelo mestre. Os guardas tem como objetivo manter as mercadorias a salvo e proteger os mercadores do local.</text:p>
      <text:p text:style-name="P36"/>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3">Personagem</text:p>
          </table:table-cell>
          <table:table-cell table:style-name="Personagens-Exemplo.A1" office:value-type="string">
            <text:p text:style-name="P23">Definição</text:p>
          </table:table-cell>
        </table:table-row>
        <table:table-row table:style-name="Personagens-Exemplo.2">
          <table:table-cell table:style-name="Personagens-Exemplo.A2" office:value-type="string">
            <text:p text:style-name="P9">Mercador</text:p>
          </table:table-cell>
          <table:table-cell table:style-name="Personagens-Exemplo.A2" office:value-type="string">
            <text:p text:style-name="P9"><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9">Guarda</text:p>
          </table:table-cell>
          <table:table-cell table:style-name="Personagens-Exemplo.A2" office:value-type="string">
            <text:p text:style-name="P9"><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2" office:value-type="string">
            <text:p text:style-name="P9">Trapaceiro</text:p>
          </table:table-cell>
          <table:table-cell table:style-name="Personagens-Exemplo.A1" office:value-type="string">
            <text:p text:style-name="P9"><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36"/>
      <text:p text:style-name="P166">Os jogadores por sua vez guiam dois trapaceiros, <text:span text:style-name="T210">Rato</text:span> e <text:span text:style-name="T211">Sapo</text:span>. Obter joias em exibição é o objetivo dos trapaceiros, que não tem moedas suficientes para realizar uma compra honesta. <text:span text:style-name="T213">Tudo se passa no maior mercado aberto da cidade. O movimento de pessoas é grande, os guardas circulam pelo local verificando se tudo está bem, devido aos guardas os mercadores não parecem preocupados.</text:span></text:p>
      <text:p text:style-name="P118"/>
      <text:p text:style-name="P167">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p text:style-name="P128"><draw:custom-shape text:anchor-type="paragraph" draw:z-index="48" draw:name="Shape 24" draw:style-name="gr2" draw:text-style-name="P184" svg:width="0.618cm" svg:height="21.16cm" svg:x="-1.633cm" svg:y="-1cm"><text:p/><draw:enhanced-geometry svg:viewBox="0 0 21600 21600" draw:mirror-horizontal="false" draw:mirror-vertical="false" draw:type="rectangle" draw:enhanced-path="M 0 0 L 21600 0 21600 21600 0 21600 0 0 Z N"/></draw:custom-shape><text:bookmark-start text:name="__RefHeading___Toc3892_1278716021"/><text:soft-page-break/><text:span text:style-name="T219">Trecho de uma partida de RPG</text:span><text:bookmark-end text:name="__RefHeading___Toc3892_1278716021"/></text:p>
      <text:p text:style-name="P39"/>
      <text:p text:style-name="P40"><text:span text:style-name="T54">Sapo</text:span><text:span text:style-name="T51"> .:</text:span> quais opções temos para realizar uma fuga se necessário?</text:p>
      <text:p text:style-name="P41"><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2"><text:span text:style-name="T54">Sapo</text:span><text:span text:style-name="T51"> .:</text:span> me aproximo da joia e vou pegá-la sem que o vendedor perceba já que tenho <text:span text:style-name="T191">Mãos Leves</text:span> e sorrateiras.</text:p>
      <text:p text:style-name="P42"><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2"><text:span text:style-name="T54">Rato</text:span><text:span text:style-name="T51"> .:</text:span><text:span text:style-name="T111"> não vou ficar fora dessa, vou reagir </text:span><text:span text:style-name="T193">Distraindo</text:span><text:span text:style-name="T115"> o mercador chamando ele.</text:span></text:p>
      <text:p text:style-name="P42"><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43"><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44"><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45"><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46"><text:span text:style-name="T54">Sapo</text:span><text:span text:style-name="T51"> .:</text:span><text:span text:style-name="T111"> eu saio correndo o mais rápido que posso, na direção do portão.</text:span></text:p>
      <text:p text:style-name="P46"><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38"><text:span text:style-name="T111"/></text:p>
      <text:p text:style-name="P129"><text:span text:style-name="T183">.:</text:span><text:span text:style-name="T196"> Versão </text:span><text:span text:style-name="T220">3</text:span><text:span text:style-name="T206">.0</text:span></text:p>
      <text:p text:style-name="P130"/>
      <text:p text:style-name="P116"><draw:frame text:anchor-type="paragraph" draw:z-index="19" draw:name="Text Frame 8" draw:style-name="gr9" draw:text-style-name="P186" svg:width="12.172cm" svg:height="18.414cm" svg:x="-0.004cm" svg:y="-0.002cm"><draw:text-box><text:p><text:span text:style-name="T221"><text:s/></text:span></text:p><text:p><text:span text:style-name="T221"><text:s text:c="5"/></text:span></text:p></draw:text-box></draw:frame><draw:frame text:anchor-type="paragraph" draw:z-index="18" draw:name="Text Frame 9" draw:style-name="gr10" draw:text-style-name="P188" svg:width="1.588cm" svg:height="2.832cm" svg:x="-6.844cm" svg:y="16.692cm"><draw:text-box><text:p text:style-name="P187"><text:span text:style-name="T222"/></text:p><text:p text:style-name="P187"><text:span text:style-name="T222"/></text:p><text:p text:style-name="P187"><text:span text:style-name="T222"/></text:p><text:p text:style-name="P187"><text:span text:style-name="T223">.:</text:span></text:p></draw:text-box></draw:frame><draw:custom-shape text:anchor-type="paragraph" draw:z-index="49" draw:name="Shape 4" draw:style-name="gr2" draw:text-style-name="P184" svg:width="0.618cm" svg:height="21.16cm" svg:x="5.034cm" svg:y="-1cm"><text:p/><draw:enhanced-geometry svg:viewBox="0 0 21600 21600" draw:mirror-horizontal="false" draw:mirror-vertical="false" draw:type="rectangle" draw:enhanced-path="M 0 0 L 21600 0 21600 21600 0 21600 0 0 Z N"/></draw:custom-shap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draw:marker draw:name="Arrowheads_20_5" draw:display-name="Arrowheads 5" svg:viewBox="0 0 2239 2244" svg:d="M1125 0l-45 9-38 25-21 30-1009 2010-11 34-1 34 12 41 27 32 23 15 23 9 26 4 37-5 31-15 23-21 15-23 905-1804 899 1804 10 17 12 14 15 13 15 9 21 8 30 4 20-2 15-4 17-7 16-10 12-10 13-15 12-21 7-22 3-27-2-20-11-30-998-2012-24-33-36-2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Garamond-Math1" fo:font-family="Garamond-Math" style:font-style-name="Bold" style:font-pitch="variable" fo:font-size="1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text-properties fo:font-size="14pt"/>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text-properties fo:font-size="14pt"/>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3T19:26:40.875052850</dc:date>
    <meta:editing-duration>P1DT20H21M2S</meta:editing-duration>
    <meta:editing-cycles>676</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9-02T13:54:08.306370362</meta:print-date>
    <meta:document-statistic meta:table-count="11" meta:image-count="0" meta:object-count="0" meta:page-count="24" meta:paragraph-count="281" meta:word-count="4594" meta:character-count="26973" meta:non-whitespace-character-count="22631"/>
  </office:meta>
</office:document-meta>
</file>